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2.65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4.3in"/>
    </style:style>
    <style:style style:name="co7" style:family="table-column">
      <style:table-column-properties fo:break-before="auto" style:column-width="3.8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5.4618in" fo:break-before="auto" style:use-optimal-row-height="true"/>
    </style:style>
    <style:style style:name="ro3" style:family="table-row">
      <style:table-row-properties style:row-height="3.1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opDayNightVP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ghts</text:p>
          </table:table-cell>
          <table:covered-table-cell table:number-columns-repeated="2"/>
          <table:table-cell office:value-type="string" calcext:value-type="string">
            <text:p>paster</text:p>
          </table:table-cell>
          <table:table-cell table:style-name="ce1" office:value-type="string" calcext:value-type="string" table:number-columns-spanned="4" table:number-rows-spanned="1">
            <text:p>DayTiles</text:p>
          </table:table-cell>
          <table:covered-table-cell table:number-columns-repeated="3"/>
          <table:table-cell office:value-type="string" calcext:value-type="string">
            <text:p>paster</text:p>
          </table:table-cell>
          <table:table-cell table:style-name="ce1" office:value-type="string" calcext:value-type="string" table:number-columns-spanned="4" table:number-rows-spanned="1">
            <text:p>NightTiles</text:p>
          </table:table-cell>
          <table:covered-table-cell table:number-columns-repeated="3"/>
          <table:table-cell office:value-type="string" calcext:value-type="string">
            <text:p>past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2]&amp;&quot; &quot;&amp;[.B2]&amp;&quot; &quot;&amp;[.C2]" office:value-type="string" office:string-value="3 7 4" calcext:value-type="string">
            <text:p>3 7 4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table:formula="of:=[.G22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2]&amp;&quot; &quot;&amp;[.F2]&amp;&quot; &quot;&amp;[.G2]&amp;&quot; &quot;&amp;[.H2]" office:value-type="string" office:string-value="Buildings 3 3 24" calcext:value-type="string">
            <text:p>Buildings 3 3 24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table:formula="of:=[.L22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2]&amp;&quot; &quot;&amp;[.K2]&amp;&quot; &quot;&amp;[.L2]&amp;&quot; &quot;&amp;[.M2]" office:value-type="string" office:string-value="Buildings 3 3 26" calcext:value-type="string">
            <text:p>Buildings 3 3 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]&amp;&quot; &quot;&amp;[.B3]&amp;&quot; &quot;&amp;[.C3]" office:value-type="string" office:string-value="4 7 4" calcext:value-type="string">
            <text:p>4 7 4</text:p>
          </table:table-cell>
          <table:table-cell office:value-type="string" calcext:value-type="string">
            <text:p>Buildings</text:p>
          </table:table-cell>
          <table:table-cell office:value-type="float" office:value="4" calcext:value-type="float">
            <text:p>4</text:p>
          </table:table-cell>
          <table:table-cell table:formula="of:=[.G23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3]&amp;&quot; &quot;&amp;[.F3]&amp;&quot; &quot;&amp;[.G3]&amp;&quot; &quot;&amp;[.H3]" office:value-type="string" office:string-value="Buildings 4 3 24" calcext:value-type="string">
            <text:p>Buildings 4 3 24</text:p>
          </table:table-cell>
          <table:table-cell office:value-type="string" calcext:value-type="string">
            <text:p>Buildings</text:p>
          </table:table-cell>
          <table:table-cell office:value-type="float" office:value="4" calcext:value-type="float">
            <text:p>4</text:p>
          </table:table-cell>
          <table:table-cell table:formula="of:=[.L23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3]&amp;&quot; &quot;&amp;[.K3]&amp;&quot; &quot;&amp;[.L3]&amp;&quot; &quot;&amp;[.M3]" office:value-type="string" office:string-value="Buildings 4 3 26" calcext:value-type="string">
            <text:p>Buildings 4 3 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4]&amp;&quot; &quot;&amp;[.B4]&amp;&quot; &quot;&amp;[.C4]" office:value-type="string" office:string-value="8 7 4" calcext:value-type="string">
            <text:p>8 7 4</text:p>
          </table:table-cell>
          <table:table-cell office:value-type="string" calcext:value-type="string">
            <text:p>Buildings</text:p>
          </table:table-cell>
          <table:table-cell office:value-type="float" office:value="8" calcext:value-type="float">
            <text:p>8</text:p>
          </table:table-cell>
          <table:table-cell table:formula="of:=[.G24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4]&amp;&quot; &quot;&amp;[.F4]&amp;&quot; &quot;&amp;[.G4]&amp;&quot; &quot;&amp;[.H4]" office:value-type="string" office:string-value="Buildings 8 3 24" calcext:value-type="string">
            <text:p>Buildings 8 3 24</text:p>
          </table:table-cell>
          <table:table-cell office:value-type="string" calcext:value-type="string">
            <text:p>Buildings</text:p>
          </table:table-cell>
          <table:table-cell office:value-type="float" office:value="8" calcext:value-type="float">
            <text:p>8</text:p>
          </table:table-cell>
          <table:table-cell table:formula="of:=[.L24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4]&amp;&quot; &quot;&amp;[.K4]&amp;&quot; &quot;&amp;[.L4]&amp;&quot; &quot;&amp;[.M4]" office:value-type="string" office:string-value="Buildings 8 3 26" calcext:value-type="string">
            <text:p>Buildings 8 3 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]&amp;&quot; &quot;&amp;[.B5]&amp;&quot; &quot;&amp;[.C5]" office:value-type="string" office:string-value="9 7 4" calcext:value-type="string">
            <text:p>9 7 4</text:p>
          </table:table-cell>
          <table:table-cell office:value-type="string" calcext:value-type="string">
            <text:p>Buildings</text:p>
          </table:table-cell>
          <table:table-cell office:value-type="float" office:value="9" calcext:value-type="float">
            <text:p>9</text:p>
          </table:table-cell>
          <table:table-cell table:formula="of:=[.G25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5]&amp;&quot; &quot;&amp;[.F5]&amp;&quot; &quot;&amp;[.G5]&amp;&quot; &quot;&amp;[.H5]" office:value-type="string" office:string-value="Buildings 9 3 24" calcext:value-type="string">
            <text:p>Buildings 9 3 24</text:p>
          </table:table-cell>
          <table:table-cell office:value-type="string" calcext:value-type="string">
            <text:p>Buildings</text:p>
          </table:table-cell>
          <table:table-cell office:value-type="float" office:value="9" calcext:value-type="float">
            <text:p>9</text:p>
          </table:table-cell>
          <table:table-cell table:formula="of:=[.L25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5]&amp;&quot; &quot;&amp;[.K5]&amp;&quot; &quot;&amp;[.L5]&amp;&quot; &quot;&amp;[.M5]" office:value-type="string" office:string-value="Buildings 9 3 26" calcext:value-type="string">
            <text:p>Buildings 9 3 2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]&amp;&quot; &quot;&amp;[.B6]&amp;&quot; &quot;&amp;[.C6]" office:value-type="string" office:string-value="13 7 4" calcext:value-type="string">
            <text:p>13 7 4</text:p>
          </table:table-cell>
          <table:table-cell office:value-type="string" calcext:value-type="string">
            <text:p>Buildings</text:p>
          </table:table-cell>
          <table:table-cell office:value-type="float" office:value="13" calcext:value-type="float">
            <text:p>13</text:p>
          </table:table-cell>
          <table:table-cell table:formula="of:=[.G26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6]&amp;&quot; &quot;&amp;[.F6]&amp;&quot; &quot;&amp;[.G6]&amp;&quot; &quot;&amp;[.H6]" office:value-type="string" office:string-value="Buildings 13 3 24" calcext:value-type="string">
            <text:p>Buildings 13 3 24</text:p>
          </table:table-cell>
          <table:table-cell office:value-type="string" calcext:value-type="string">
            <text:p>Buildings</text:p>
          </table:table-cell>
          <table:table-cell office:value-type="float" office:value="13" calcext:value-type="float">
            <text:p>13</text:p>
          </table:table-cell>
          <table:table-cell table:formula="of:=[.L26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6]&amp;&quot; &quot;&amp;[.K6]&amp;&quot; &quot;&amp;[.L6]&amp;&quot; &quot;&amp;[.M6]" office:value-type="string" office:string-value="Buildings 13 3 26" calcext:value-type="string">
            <text:p>Buildings 13 3 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]&amp;&quot; &quot;&amp;[.B7]&amp;&quot; &quot;&amp;[.C7]" office:value-type="string" office:string-value="14 7 4" calcext:value-type="string">
            <text:p>14 7 4</text:p>
          </table:table-cell>
          <table:table-cell office:value-type="string" calcext:value-type="string">
            <text:p>Buildings</text:p>
          </table:table-cell>
          <table:table-cell office:value-type="float" office:value="14" calcext:value-type="float">
            <text:p>14</text:p>
          </table:table-cell>
          <table:table-cell table:formula="of:=[.G27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7]&amp;&quot; &quot;&amp;[.F7]&amp;&quot; &quot;&amp;[.G7]&amp;&quot; &quot;&amp;[.H7]" office:value-type="string" office:string-value="Buildings 14 3 24" calcext:value-type="string">
            <text:p>Buildings 14 3 24</text:p>
          </table:table-cell>
          <table:table-cell office:value-type="string" calcext:value-type="string">
            <text:p>Buildings</text:p>
          </table:table-cell>
          <table:table-cell office:value-type="float" office:value="14" calcext:value-type="float">
            <text:p>14</text:p>
          </table:table-cell>
          <table:table-cell table:formula="of:=[.L27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7]&amp;&quot; &quot;&amp;[.K7]&amp;&quot; &quot;&amp;[.L7]&amp;&quot; &quot;&amp;[.M7]" office:value-type="string" office:string-value="Buildings 14 3 26" calcext:value-type="string">
            <text:p>Buildings 14 3 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8]&amp;&quot; &quot;&amp;[.B8]&amp;&quot; &quot;&amp;[.C8]" office:value-type="string" office:string-value="18 7 4" calcext:value-type="string">
            <text:p>18 7 4</text:p>
          </table:table-cell>
          <table:table-cell office:value-type="string" calcext:value-type="string">
            <text:p>Buildings</text:p>
          </table:table-cell>
          <table:table-cell office:value-type="float" office:value="18" calcext:value-type="float">
            <text:p>18</text:p>
          </table:table-cell>
          <table:table-cell table:formula="of:=[.G28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8]&amp;&quot; &quot;&amp;[.F8]&amp;&quot; &quot;&amp;[.G8]&amp;&quot; &quot;&amp;[.H8]" office:value-type="string" office:string-value="Buildings 18 3 24" calcext:value-type="string">
            <text:p>Buildings 18 3 24</text:p>
          </table:table-cell>
          <table:table-cell office:value-type="string" calcext:value-type="string">
            <text:p>Buildings</text:p>
          </table:table-cell>
          <table:table-cell office:value-type="float" office:value="18" calcext:value-type="float">
            <text:p>18</text:p>
          </table:table-cell>
          <table:table-cell table:formula="of:=[.L28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8]&amp;&quot; &quot;&amp;[.K8]&amp;&quot; &quot;&amp;[.L8]&amp;&quot; &quot;&amp;[.M8]" office:value-type="string" office:string-value="Buildings 18 3 26" calcext:value-type="string">
            <text:p>Buildings 18 3 2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9]&amp;&quot; &quot;&amp;[.B9]&amp;&quot; &quot;&amp;[.C9]" office:value-type="string" office:string-value="19 7 4" calcext:value-type="string">
            <text:p>19 7 4</text:p>
          </table:table-cell>
          <table:table-cell office:value-type="string" calcext:value-type="string">
            <text:p>Buildings</text:p>
          </table:table-cell>
          <table:table-cell office:value-type="float" office:value="19" calcext:value-type="float">
            <text:p>19</text:p>
          </table:table-cell>
          <table:table-cell table:formula="of:=[.G29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9]&amp;&quot; &quot;&amp;[.F9]&amp;&quot; &quot;&amp;[.G9]&amp;&quot; &quot;&amp;[.H9]" office:value-type="string" office:string-value="Buildings 19 3 24" calcext:value-type="string">
            <text:p>Buildings 19 3 24</text:p>
          </table:table-cell>
          <table:table-cell office:value-type="string" calcext:value-type="string">
            <text:p>Buildings</text:p>
          </table:table-cell>
          <table:table-cell office:value-type="float" office:value="19" calcext:value-type="float">
            <text:p>19</text:p>
          </table:table-cell>
          <table:table-cell table:formula="of:=[.L29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9]&amp;&quot; &quot;&amp;[.K9]&amp;&quot; &quot;&amp;[.L9]&amp;&quot; &quot;&amp;[.M9]" office:value-type="string" office:string-value="Buildings 19 3 26" calcext:value-type="string">
            <text:p>Buildings 19 3 2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0]&amp;&quot; &quot;&amp;[.B10]&amp;&quot; &quot;&amp;[.C10]" office:value-type="string" office:string-value="23 7 4" calcext:value-type="string">
            <text:p>23 7 4</text:p>
          </table:table-cell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table:formula="of:=[.G30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10]&amp;&quot; &quot;&amp;[.F10]&amp;&quot; &quot;&amp;[.G10]&amp;&quot; &quot;&amp;[.H10]" office:value-type="string" office:string-value="Buildings 23 3 24" calcext:value-type="string">
            <text:p>Buildings 23 3 24</text:p>
          </table:table-cell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table:formula="of:=[.L30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10]&amp;&quot; &quot;&amp;[.K10]&amp;&quot; &quot;&amp;[.L10]&amp;&quot; &quot;&amp;[.M10]" office:value-type="string" office:string-value="Buildings 23 3 26" calcext:value-type="string">
            <text:p>Buildings 23 3 2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1]&amp;&quot; &quot;&amp;[.B11]&amp;&quot; &quot;&amp;[.C11]" office:value-type="string" office:string-value="24 7 4" calcext:value-type="string">
            <text:p>24 7 4</text:p>
          </table:table-cell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table:formula="of:=[.G31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11]&amp;&quot; &quot;&amp;[.F11]&amp;&quot; &quot;&amp;[.G11]&amp;&quot; &quot;&amp;[.H11]" office:value-type="string" office:string-value="Buildings 24 3 24" calcext:value-type="string">
            <text:p>Buildings 24 3 24</text:p>
          </table:table-cell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table:formula="of:=[.L31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11]&amp;&quot; &quot;&amp;[.K11]&amp;&quot; &quot;&amp;[.L11]&amp;&quot; &quot;&amp;[.M11]" office:value-type="string" office:string-value="Buildings 24 3 26" calcext:value-type="string">
            <text:p>Buildings 24 3 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2]&amp;&quot; &quot;&amp;[.B12]&amp;&quot; &quot;&amp;[.C12]" office:value-type="string" office:string-value="28 7 4" calcext:value-type="string">
            <text:p>28 7 4</text:p>
          </table:table-cell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table:formula="of:=[.G32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12]&amp;&quot; &quot;&amp;[.F12]&amp;&quot; &quot;&amp;[.G12]&amp;&quot; &quot;&amp;[.H12]" office:value-type="string" office:string-value="Buildings 28 3 24" calcext:value-type="string">
            <text:p>Buildings 28 3 24</text:p>
          </table:table-cell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table:formula="of:=[.L32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12]&amp;&quot; &quot;&amp;[.K12]&amp;&quot; &quot;&amp;[.L12]&amp;&quot; &quot;&amp;[.M12]" office:value-type="string" office:string-value="Buildings 28 3 26" calcext:value-type="string">
            <text:p>Buildings 28 3 2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3]&amp;&quot; &quot;&amp;[.B13]&amp;&quot; &quot;&amp;[.C13]" office:value-type="string" office:string-value="29 7 4" calcext:value-type="string">
            <text:p>29 7 4</text:p>
          </table:table-cell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table:formula="of:=[.G33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13]&amp;&quot; &quot;&amp;[.F13]&amp;&quot; &quot;&amp;[.G13]&amp;&quot; &quot;&amp;[.H13]" office:value-type="string" office:string-value="Buildings 29 3 24" calcext:value-type="string">
            <text:p>Buildings 29 3 24</text:p>
          </table:table-cell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table:formula="of:=[.L33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13]&amp;&quot; &quot;&amp;[.K13]&amp;&quot; &quot;&amp;[.L13]&amp;&quot; &quot;&amp;[.M13]" office:value-type="string" office:string-value="Buildings 29 3 26" calcext:value-type="string">
            <text:p>Buildings 29 3 2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4]&amp;&quot; &quot;&amp;[.B14]&amp;&quot; &quot;&amp;[.C14]" office:value-type="string" office:string-value="33 7 4" calcext:value-type="string">
            <text:p>33 7 4</text:p>
          </table:table-cell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table:formula="of:=[.G34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14]&amp;&quot; &quot;&amp;[.F14]&amp;&quot; &quot;&amp;[.G14]&amp;&quot; &quot;&amp;[.H14]" office:value-type="string" office:string-value="Buildings 33 3 24" calcext:value-type="string">
            <text:p>Buildings 33 3 24</text:p>
          </table:table-cell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table:formula="of:=[.L34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14]&amp;&quot; &quot;&amp;[.K14]&amp;&quot; &quot;&amp;[.L14]&amp;&quot; &quot;&amp;[.M14]" office:value-type="string" office:string-value="Buildings 33 3 26" calcext:value-type="string">
            <text:p>Buildings 33 3 2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5]&amp;&quot; &quot;&amp;[.B15]&amp;&quot; &quot;&amp;[.C15]" office:value-type="string" office:string-value="34 7 4" calcext:value-type="string">
            <text:p>34 7 4</text:p>
          </table:table-cell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table:formula="of:=[.G35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15]&amp;&quot; &quot;&amp;[.F15]&amp;&quot; &quot;&amp;[.G15]&amp;&quot; &quot;&amp;[.H15]" office:value-type="string" office:string-value="Buildings 34 3 24" calcext:value-type="string">
            <text:p>Buildings 34 3 24</text:p>
          </table:table-cell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table:formula="of:=[.L35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15]&amp;&quot; &quot;&amp;[.K15]&amp;&quot; &quot;&amp;[.L15]&amp;&quot; &quot;&amp;[.M15]" office:value-type="string" office:string-value="Buildings 34 3 26" calcext:value-type="string">
            <text:p>Buildings 34 3 2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6]&amp;&quot; &quot;&amp;[.B16]&amp;&quot; &quot;&amp;[.C16]" office:value-type="string" office:string-value="38 7 4" calcext:value-type="string">
            <text:p>38 7 4</text:p>
          </table:table-cell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table:formula="of:=[.G36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16]&amp;&quot; &quot;&amp;[.F16]&amp;&quot; &quot;&amp;[.G16]&amp;&quot; &quot;&amp;[.H16]" office:value-type="string" office:string-value="Buildings 38 3 24" calcext:value-type="string">
            <text:p>Buildings 38 3 24</text:p>
          </table:table-cell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table:formula="of:=[.L36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16]&amp;&quot; &quot;&amp;[.K16]&amp;&quot; &quot;&amp;[.L16]&amp;&quot; &quot;&amp;[.M16]" office:value-type="string" office:string-value="Buildings 38 3 26" calcext:value-type="string">
            <text:p>Buildings 38 3 2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7]&amp;&quot; &quot;&amp;[.B17]&amp;&quot; &quot;&amp;[.C17]" office:value-type="string" office:string-value="39 7 4" calcext:value-type="string">
            <text:p>39 7 4</text:p>
          </table:table-cell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table:formula="of:=[.G37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17]&amp;&quot; &quot;&amp;[.F17]&amp;&quot; &quot;&amp;[.G17]&amp;&quot; &quot;&amp;[.H17]" office:value-type="string" office:string-value="Buildings 39 3 24" calcext:value-type="string">
            <text:p>Buildings 39 3 24</text:p>
          </table:table-cell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table:formula="of:=[.L37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17]&amp;&quot; &quot;&amp;[.K17]&amp;&quot; &quot;&amp;[.L17]&amp;&quot; &quot;&amp;[.M17]" office:value-type="string" office:string-value="Buildings 39 3 26" calcext:value-type="string">
            <text:p>Buildings 39 3 2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8]&amp;&quot; &quot;&amp;[.B18]&amp;&quot; &quot;&amp;[.C18]" office:value-type="string" office:string-value="43 7 4" calcext:value-type="string">
            <text:p>43 7 4</text:p>
          </table:table-cell>
          <table:table-cell office:value-type="string" calcext:value-type="string">
            <text:p>Buildings</text:p>
          </table:table-cell>
          <table:table-cell office:value-type="float" office:value="43" calcext:value-type="float">
            <text:p>43</text:p>
          </table:table-cell>
          <table:table-cell table:formula="of:=[.G38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18]&amp;&quot; &quot;&amp;[.F18]&amp;&quot; &quot;&amp;[.G18]&amp;&quot; &quot;&amp;[.H18]" office:value-type="string" office:string-value="Buildings 43 3 24" calcext:value-type="string">
            <text:p>Buildings 43 3 24</text:p>
          </table:table-cell>
          <table:table-cell office:value-type="string" calcext:value-type="string">
            <text:p>Buildings</text:p>
          </table:table-cell>
          <table:table-cell office:value-type="float" office:value="43" calcext:value-type="float">
            <text:p>43</text:p>
          </table:table-cell>
          <table:table-cell table:formula="of:=[.L38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18]&amp;&quot; &quot;&amp;[.K18]&amp;&quot; &quot;&amp;[.L18]&amp;&quot; &quot;&amp;[.M18]" office:value-type="string" office:string-value="Buildings 43 3 26" calcext:value-type="string">
            <text:p>Buildings 43 3 2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9]&amp;&quot; &quot;&amp;[.B19]&amp;&quot; &quot;&amp;[.C19]" office:value-type="string" office:string-value="44 7 4" calcext:value-type="string">
            <text:p>44 7 4</text:p>
          </table:table-cell>
          <table:table-cell office:value-type="string" calcext:value-type="string">
            <text:p>Buildings</text:p>
          </table:table-cell>
          <table:table-cell office:value-type="float" office:value="44" calcext:value-type="float">
            <text:p>44</text:p>
          </table:table-cell>
          <table:table-cell table:formula="of:=[.G39]-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E19]&amp;&quot; &quot;&amp;[.F19]&amp;&quot; &quot;&amp;[.G19]&amp;&quot; &quot;&amp;[.H19]" office:value-type="string" office:string-value="Buildings 44 3 24" calcext:value-type="string">
            <text:p>Buildings 44 3 24</text:p>
          </table:table-cell>
          <table:table-cell office:value-type="string" calcext:value-type="string">
            <text:p>Buildings</text:p>
          </table:table-cell>
          <table:table-cell office:value-type="float" office:value="44" calcext:value-type="float">
            <text:p>44</text:p>
          </table:table-cell>
          <table:table-cell table:formula="of:=[.L39]-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19]&amp;&quot; &quot;&amp;[.K19]&amp;&quot; &quot;&amp;[.L19]&amp;&quot; &quot;&amp;[.M19]" office:value-type="string" office:string-value="Buildings 44 3 26" calcext:value-type="string">
            <text:p>Buildings 44 3 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0]&amp;&quot; &quot;&amp;[.B20]&amp;&quot; &quot;&amp;[.C20]" office:value-type="string" office:string-value="4 11 4" calcext:value-type="string">
            <text:p>4 11 4</text:p>
          </table:table-cell>
          <table:table-cell office:value-type="string" calcext:value-type="string">
            <text:p>Buildings</text:p>
          </table:table-cell>
          <table:table-cell office:value-type="float" office:value="48" calcext:value-type="float">
            <text:p>48</text:p>
          </table:table-cell>
          <table:table-cell table:formula="of:=[.G40]-4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[.E20]&amp;&quot; &quot;&amp;[.F20]&amp;&quot; &quot;&amp;[.G20]&amp;&quot; &quot;&amp;[.H20]" office:value-type="string" office:string-value="Buildings 48 33 24" calcext:value-type="string">
            <text:p>Buildings 48 33 24</text:p>
          </table:table-cell>
          <table:table-cell office:value-type="string" calcext:value-type="string">
            <text:p>Buildings</text:p>
          </table:table-cell>
          <table:table-cell office:value-type="float" office:value="48" calcext:value-type="float">
            <text:p>48</text:p>
          </table:table-cell>
          <table:table-cell table:formula="of:=[.L40]-4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[.J20]&amp;&quot; &quot;&amp;[.K20]&amp;&quot; &quot;&amp;[.L20]&amp;&quot; &quot;&amp;[.M20]" office:value-type="string" office:string-value="Buildings 48 33 26" calcext:value-type="string">
            <text:p>Buildings 48 33 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1]&amp;&quot; &quot;&amp;[.B21]&amp;&quot; &quot;&amp;[.C21]" office:value-type="string" office:string-value="8 11 4" calcext:value-type="string">
            <text:p>8 11 4</text:p>
          </table:table-cell>
          <table:table-cell office:value-type="string" calcext:value-type="string">
            <text:p>Buildings</text:p>
          </table:table-cell>
          <table:table-cell office:value-type="float" office:value="49" calcext:value-type="float">
            <text:p>49</text:p>
          </table:table-cell>
          <table:table-cell table:formula="of:=[.G41]-4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[.E21]&amp;&quot; &quot;&amp;[.F21]&amp;&quot; &quot;&amp;[.G21]&amp;&quot; &quot;&amp;[.H21]" office:value-type="string" office:string-value="Buildings 49 33 24" calcext:value-type="string">
            <text:p>Buildings 49 33 24</text:p>
          </table:table-cell>
          <table:table-cell office:value-type="string" calcext:value-type="string">
            <text:p>Buildings</text:p>
          </table:table-cell>
          <table:table-cell office:value-type="float" office:value="49" calcext:value-type="float">
            <text:p>49</text:p>
          </table:table-cell>
          <table:table-cell table:formula="of:=[.L41]-4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[.J21]&amp;&quot; &quot;&amp;[.K21]&amp;&quot; &quot;&amp;[.L21]&amp;&quot; &quot;&amp;[.M21]" office:value-type="string" office:string-value="Buildings 49 33 26" calcext:value-type="string">
            <text:p>Buildings 49 33 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2]&amp;&quot; &quot;&amp;[.B22]&amp;&quot; &quot;&amp;[.C22]" office:value-type="string" office:string-value="12 11 4" calcext:value-type="string">
            <text:p>12 11 4</text:p>
          </table:table-cell>
          <table:table-cell office:value-type="string" calcext:value-type="string">
            <text:p>Bac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22]&amp;&quot; &quot;&amp;[.F22]&amp;&quot; &quot;&amp;[.G22]&amp;&quot; &quot;&amp;[.H22]" office:value-type="string" office:string-value="Back 3 7 25" calcext:value-type="string">
            <text:p>Back 3 7 25</text:p>
          </table:table-cell>
          <table:table-cell office:value-type="string" calcext:value-type="string">
            <text:p>Bac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[.J22]&amp;&quot; &quot;&amp;[.K22]&amp;&quot; &quot;&amp;[.L22]&amp;&quot; &quot;&amp;[.M22]" office:value-type="string" office:string-value="Back 3 7 54" calcext:value-type="string">
            <text:p>Back 3 7 5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3]&amp;&quot; &quot;&amp;[.B23]&amp;&quot; &quot;&amp;[.C23]" office:value-type="string" office:string-value="16 11 4" calcext:value-type="string">
            <text:p>16 11 4</text:p>
          </table:table-cell>
          <table:table-cell office:value-type="string" calcext:value-type="string">
            <text:p>Back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23]&amp;&quot; &quot;&amp;[.F23]&amp;&quot; &quot;&amp;[.G23]&amp;&quot; &quot;&amp;[.H23]" office:value-type="string" office:string-value="Back 4 7 25" calcext:value-type="string">
            <text:p>Back 4 7 25</text:p>
          </table:table-cell>
          <table:table-cell office:value-type="string" calcext:value-type="string">
            <text:p>Back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23]&amp;&quot; &quot;&amp;[.K23]&amp;&quot; &quot;&amp;[.L23]&amp;&quot; &quot;&amp;[.M23]" office:value-type="string" office:string-value="Back 4 7 12" calcext:value-type="string">
            <text:p>Back 4 7 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4]&amp;&quot; &quot;&amp;[.B24]&amp;&quot; &quot;&amp;[.C24]" office:value-type="string" office:string-value="20 11 4" calcext:value-type="string">
            <text:p>20 11 4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24]&amp;&quot; &quot;&amp;[.F24]&amp;&quot; &quot;&amp;[.G24]&amp;&quot; &quot;&amp;[.H24]" office:value-type="string" office:string-value="Back 8 7 25" calcext:value-type="string">
            <text:p>Back 8 7 25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24]&amp;&quot; &quot;&amp;[.K24]&amp;&quot; &quot;&amp;[.L24]&amp;&quot; &quot;&amp;[.M24]" office:value-type="string" office:string-value="Back 8 7 12" calcext:value-type="string">
            <text:p>Back 8 7 1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5]&amp;&quot; &quot;&amp;[.B25]&amp;&quot; &quot;&amp;[.C25]" office:value-type="string" office:string-value="24 11 4" calcext:value-type="string">
            <text:p>24 11 4</text:p>
          </table:table-cell>
          <table:table-cell office:value-type="string" calcext:value-type="string">
            <text:p>Bac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25]&amp;&quot; &quot;&amp;[.F25]&amp;&quot; &quot;&amp;[.G25]&amp;&quot; &quot;&amp;[.H25]" office:value-type="string" office:string-value="Back 9 7 25" calcext:value-type="string">
            <text:p>Back 9 7 25</text:p>
          </table:table-cell>
          <table:table-cell office:value-type="string" calcext:value-type="string">
            <text:p>Bac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25]&amp;&quot; &quot;&amp;[.K25]&amp;&quot; &quot;&amp;[.L25]&amp;&quot; &quot;&amp;[.M25]" office:value-type="string" office:string-value="Back 9 7 12" calcext:value-type="string">
            <text:p>Back 9 7 1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6]&amp;&quot; &quot;&amp;[.B26]&amp;&quot; &quot;&amp;[.C26]" office:value-type="string" office:string-value="28 11 4" calcext:value-type="string">
            <text:p>28 11 4</text:p>
          </table:table-cell>
          <table:table-cell office:value-type="string" calcext:value-type="string">
            <text:p>Back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26]&amp;&quot; &quot;&amp;[.F26]&amp;&quot; &quot;&amp;[.G26]&amp;&quot; &quot;&amp;[.H26]" office:value-type="string" office:string-value="Back 13 7 25" calcext:value-type="string">
            <text:p>Back 13 7 25</text:p>
          </table:table-cell>
          <table:table-cell office:value-type="string" calcext:value-type="string">
            <text:p>Back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26]&amp;&quot; &quot;&amp;[.K26]&amp;&quot; &quot;&amp;[.L26]&amp;&quot; &quot;&amp;[.M26]" office:value-type="string" office:string-value="Back 13 7 12" calcext:value-type="string">
            <text:p>Back 13 7 1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7]&amp;&quot; &quot;&amp;[.B27]&amp;&quot; &quot;&amp;[.C27]" office:value-type="string" office:string-value="32 11 4" calcext:value-type="string">
            <text:p>32 11 4</text:p>
          </table:table-cell>
          <table:table-cell office:value-type="string" calcext:value-type="string">
            <text:p>Back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27]&amp;&quot; &quot;&amp;[.F27]&amp;&quot; &quot;&amp;[.G27]&amp;&quot; &quot;&amp;[.H27]" office:value-type="string" office:string-value="Back 14 7 25" calcext:value-type="string">
            <text:p>Back 14 7 25</text:p>
          </table:table-cell>
          <table:table-cell office:value-type="string" calcext:value-type="string">
            <text:p>Back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27]&amp;&quot; &quot;&amp;[.K27]&amp;&quot; &quot;&amp;[.L27]&amp;&quot; &quot;&amp;[.M27]" office:value-type="string" office:string-value="Back 14 7 12" calcext:value-type="string">
            <text:p>Back 14 7 1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8]&amp;&quot; &quot;&amp;[.B28]&amp;&quot; &quot;&amp;[.C28]" office:value-type="string" office:string-value="36 11 4" calcext:value-type="string">
            <text:p>36 11 4</text:p>
          </table:table-cell>
          <table:table-cell office:value-type="string" calcext:value-type="string">
            <text:p>Back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28]&amp;&quot; &quot;&amp;[.F28]&amp;&quot; &quot;&amp;[.G28]&amp;&quot; &quot;&amp;[.H28]" office:value-type="string" office:string-value="Back 18 7 25" calcext:value-type="string">
            <text:p>Back 18 7 25</text:p>
          </table:table-cell>
          <table:table-cell office:value-type="string" calcext:value-type="string">
            <text:p>Back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28]&amp;&quot; &quot;&amp;[.K28]&amp;&quot; &quot;&amp;[.L28]&amp;&quot; &quot;&amp;[.M28]" office:value-type="string" office:string-value="Back 18 7 12" calcext:value-type="string">
            <text:p>Back 18 7 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9]&amp;&quot; &quot;&amp;[.B29]&amp;&quot; &quot;&amp;[.C29]" office:value-type="string" office:string-value="40 11 4" calcext:value-type="string">
            <text:p>40 11 4</text:p>
          </table:table-cell>
          <table:table-cell office:value-type="string" calcext:value-type="string">
            <text:p>Back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29]&amp;&quot; &quot;&amp;[.F29]&amp;&quot; &quot;&amp;[.G29]&amp;&quot; &quot;&amp;[.H29]" office:value-type="string" office:string-value="Back 19 7 25" calcext:value-type="string">
            <text:p>Back 19 7 25</text:p>
          </table:table-cell>
          <table:table-cell office:value-type="string" calcext:value-type="string">
            <text:p>Back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29]&amp;&quot; &quot;&amp;[.K29]&amp;&quot; &quot;&amp;[.L29]&amp;&quot; &quot;&amp;[.M29]" office:value-type="string" office:string-value="Back 19 7 12" calcext:value-type="string">
            <text:p>Back 19 7 1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30]&amp;&quot; &quot;&amp;[.B30]&amp;&quot; &quot;&amp;[.C30]" office:value-type="string" office:string-value="44 11 4" calcext:value-type="string">
            <text:p>44 11 4</text:p>
          </table:table-cell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30]&amp;&quot; &quot;&amp;[.F30]&amp;&quot; &quot;&amp;[.G30]&amp;&quot; &quot;&amp;[.H30]" office:value-type="string" office:string-value="Back 23 7 25" calcext:value-type="string">
            <text:p>Back 23 7 25</text:p>
          </table:table-cell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30]&amp;&quot; &quot;&amp;[.K30]&amp;&quot; &quot;&amp;[.L30]&amp;&quot; &quot;&amp;[.M30]" office:value-type="string" office:string-value="Back 23 7 12" calcext:value-type="string">
            <text:p>Back 23 7 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31]&amp;&quot; &quot;&amp;[.B31]&amp;&quot; &quot;&amp;[.C31]" office:value-type="string" office:string-value="4 15 4" calcext:value-type="string">
            <text:p>4 15 4</text:p>
          </table:table-cell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31]&amp;&quot; &quot;&amp;[.F31]&amp;&quot; &quot;&amp;[.G31]&amp;&quot; &quot;&amp;[.H31]" office:value-type="string" office:string-value="Back 24 7 25" calcext:value-type="string">
            <text:p>Back 24 7 25</text:p>
          </table:table-cell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[.J31]&amp;&quot; &quot;&amp;[.K31]&amp;&quot; &quot;&amp;[.L31]&amp;&quot; &quot;&amp;[.M31]" office:value-type="string" office:string-value="Back 24 7 54" calcext:value-type="string">
            <text:p>Back 24 7 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32]&amp;&quot; &quot;&amp;[.B32]&amp;&quot; &quot;&amp;[.C32]" office:value-type="string" office:string-value="8 15 4" calcext:value-type="string">
            <text:p>8 15 4</text:p>
          </table:table-cell>
          <table:table-cell office:value-type="string" calcext:value-type="string">
            <text:p>Back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32]&amp;&quot; &quot;&amp;[.F32]&amp;&quot; &quot;&amp;[.G32]&amp;&quot; &quot;&amp;[.H32]" office:value-type="string" office:string-value="Back 28 7 25" calcext:value-type="string">
            <text:p>Back 28 7 25</text:p>
          </table:table-cell>
          <table:table-cell office:value-type="string" calcext:value-type="string">
            <text:p>Back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32]&amp;&quot; &quot;&amp;[.K32]&amp;&quot; &quot;&amp;[.L32]&amp;&quot; &quot;&amp;[.M32]" office:value-type="string" office:string-value="Back 28 7 12" calcext:value-type="string">
            <text:p>Back 28 7 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33]&amp;&quot; &quot;&amp;[.B33]&amp;&quot; &quot;&amp;[.C33]" office:value-type="string" office:string-value="12 15 4" calcext:value-type="string">
            <text:p>12 15 4</text:p>
          </table:table-cell>
          <table:table-cell office:value-type="string" calcext:value-type="string">
            <text:p>Bac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33]&amp;&quot; &quot;&amp;[.F33]&amp;&quot; &quot;&amp;[.G33]&amp;&quot; &quot;&amp;[.H33]" office:value-type="string" office:string-value="Back 29 7 25" calcext:value-type="string">
            <text:p>Back 29 7 25</text:p>
          </table:table-cell>
          <table:table-cell office:value-type="string" calcext:value-type="string">
            <text:p>Bac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33]&amp;&quot; &quot;&amp;[.K33]&amp;&quot; &quot;&amp;[.L33]&amp;&quot; &quot;&amp;[.M33]" office:value-type="string" office:string-value="Back 29 7 12" calcext:value-type="string">
            <text:p>Back 29 7 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34]&amp;&quot; &quot;&amp;[.B34]&amp;&quot; &quot;&amp;[.C34]" office:value-type="string" office:string-value="16 15 4" calcext:value-type="string">
            <text:p>16 15 4</text:p>
          </table:table-cell>
          <table:table-cell office:value-type="string" calcext:value-type="string">
            <text:p>Back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34]&amp;&quot; &quot;&amp;[.F34]&amp;&quot; &quot;&amp;[.G34]&amp;&quot; &quot;&amp;[.H34]" office:value-type="string" office:string-value="Back 33 7 25" calcext:value-type="string">
            <text:p>Back 33 7 25</text:p>
          </table:table-cell>
          <table:table-cell office:value-type="string" calcext:value-type="string">
            <text:p>Back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34]&amp;&quot; &quot;&amp;[.K34]&amp;&quot; &quot;&amp;[.L34]&amp;&quot; &quot;&amp;[.M34]" office:value-type="string" office:string-value="Back 33 7 12" calcext:value-type="string">
            <text:p>Back 33 7 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35]&amp;&quot; &quot;&amp;[.B35]&amp;&quot; &quot;&amp;[.C35]" office:value-type="string" office:string-value="20 15 4" calcext:value-type="string">
            <text:p>20 15 4</text:p>
          </table:table-cell>
          <table:table-cell office:value-type="string" calcext:value-type="string">
            <text:p>Back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35]&amp;&quot; &quot;&amp;[.F35]&amp;&quot; &quot;&amp;[.G35]&amp;&quot; &quot;&amp;[.H35]" office:value-type="string" office:string-value="Back 34 7 25" calcext:value-type="string">
            <text:p>Back 34 7 25</text:p>
          </table:table-cell>
          <table:table-cell office:value-type="string" calcext:value-type="string">
            <text:p>Back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35]&amp;&quot; &quot;&amp;[.K35]&amp;&quot; &quot;&amp;[.L35]&amp;&quot; &quot;&amp;[.M35]" office:value-type="string" office:string-value="Back 34 7 12" calcext:value-type="string">
            <text:p>Back 34 7 1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36]&amp;&quot; &quot;&amp;[.B36]&amp;&quot; &quot;&amp;[.C36]" office:value-type="string" office:string-value="24 15 4" calcext:value-type="string">
            <text:p>24 15 4</text:p>
          </table:table-cell>
          <table:table-cell office:value-type="string" calcext:value-type="string">
            <text:p>Back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36]&amp;&quot; &quot;&amp;[.F36]&amp;&quot; &quot;&amp;[.G36]&amp;&quot; &quot;&amp;[.H36]" office:value-type="string" office:string-value="Back 38 7 25" calcext:value-type="string">
            <text:p>Back 38 7 25</text:p>
          </table:table-cell>
          <table:table-cell office:value-type="string" calcext:value-type="string">
            <text:p>Back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[.J36]&amp;&quot; &quot;&amp;[.K36]&amp;&quot; &quot;&amp;[.L36]&amp;&quot; &quot;&amp;[.M36]" office:value-type="string" office:string-value="Back 38 7 54" calcext:value-type="string">
            <text:p>Back 38 7 5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37]&amp;&quot; &quot;&amp;[.B37]&amp;&quot; &quot;&amp;[.C37]" office:value-type="string" office:string-value="28 15 4" calcext:value-type="string">
            <text:p>28 15 4</text:p>
          </table:table-cell>
          <table:table-cell office:value-type="string" calcext:value-type="string">
            <text:p>Back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37]&amp;&quot; &quot;&amp;[.F37]&amp;&quot; &quot;&amp;[.G37]&amp;&quot; &quot;&amp;[.H37]" office:value-type="string" office:string-value="Back 39 7 25" calcext:value-type="string">
            <text:p>Back 39 7 25</text:p>
          </table:table-cell>
          <table:table-cell office:value-type="string" calcext:value-type="string">
            <text:p>Back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37]&amp;&quot; &quot;&amp;[.K37]&amp;&quot; &quot;&amp;[.L37]&amp;&quot; &quot;&amp;[.M37]" office:value-type="string" office:string-value="Back 39 7 12" calcext:value-type="string">
            <text:p>Back 39 7 1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38]&amp;&quot; &quot;&amp;[.B38]&amp;&quot; &quot;&amp;[.C38]" office:value-type="string" office:string-value="32 15 4" calcext:value-type="string">
            <text:p>32 15 4</text:p>
          </table:table-cell>
          <table:table-cell office:value-type="string" calcext:value-type="string">
            <text:p>Back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38]&amp;&quot; &quot;&amp;[.F38]&amp;&quot; &quot;&amp;[.G38]&amp;&quot; &quot;&amp;[.H38]" office:value-type="string" office:string-value="Back 43 7 25" calcext:value-type="string">
            <text:p>Back 43 7 25</text:p>
          </table:table-cell>
          <table:table-cell office:value-type="string" calcext:value-type="string">
            <text:p>Back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38]&amp;&quot; &quot;&amp;[.K38]&amp;&quot; &quot;&amp;[.L38]&amp;&quot; &quot;&amp;[.M38]" office:value-type="string" office:string-value="Back 43 7 12" calcext:value-type="string">
            <text:p>Back 43 7 1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39]&amp;&quot; &quot;&amp;[.B39]&amp;&quot; &quot;&amp;[.C39]" office:value-type="string" office:string-value="36 15 4" calcext:value-type="string">
            <text:p>36 15 4</text:p>
          </table:table-cell>
          <table:table-cell office:value-type="string" calcext:value-type="string">
            <text:p>Back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E39]&amp;&quot; &quot;&amp;[.F39]&amp;&quot; &quot;&amp;[.G39]&amp;&quot; &quot;&amp;[.H39]" office:value-type="string" office:string-value="Back 44 7 25" calcext:value-type="string">
            <text:p>Back 44 7 25</text:p>
          </table:table-cell>
          <table:table-cell office:value-type="string" calcext:value-type="string">
            <text:p>Back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39]&amp;&quot; &quot;&amp;[.K39]&amp;&quot; &quot;&amp;[.L39]&amp;&quot; &quot;&amp;[.M39]" office:value-type="string" office:string-value="Back 44 7 12" calcext:value-type="string">
            <text:p>Back 44 7 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40]&amp;&quot; &quot;&amp;[.B40]&amp;&quot; &quot;&amp;[.C40]" office:value-type="string" office:string-value="40 15 4" calcext:value-type="string">
            <text:p>40 15 4</text:p>
          </table:table-cell>
          <table:table-cell office:value-type="string" calcext:value-type="string">
            <text:p>Back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formula="of:=[.E40]&amp;&quot; &quot;&amp;[.F40]&amp;&quot; &quot;&amp;[.G40]&amp;&quot; &quot;&amp;[.H40]" office:value-type="string" office:string-value="Back 48 37 25" calcext:value-type="string">
            <text:p>Back 48 37 25</text:p>
          </table:table-cell>
          <table:table-cell office:value-type="string" calcext:value-type="string">
            <text:p>Back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[.J40]&amp;&quot; &quot;&amp;[.K40]&amp;&quot; &quot;&amp;[.L40]&amp;&quot; &quot;&amp;[.M40]" office:value-type="string" office:string-value="Back 48 37 12" calcext:value-type="string">
            <text:p>Back 48 37 1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41]&amp;&quot; &quot;&amp;[.B41]&amp;&quot; &quot;&amp;[.C41]" office:value-type="string" office:string-value="44 15 4" calcext:value-type="string">
            <text:p>44 15 4</text:p>
          </table:table-cell>
          <table:table-cell office:value-type="string" calcext:value-type="string">
            <text:p>Back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formula="of:=[.E41]&amp;&quot; &quot;&amp;[.F41]&amp;&quot; &quot;&amp;[.G41]&amp;&quot; &quot;&amp;[.H41]" office:value-type="string" office:string-value="Back 49 37 25" calcext:value-type="string">
            <text:p>Back 49 37 25</text:p>
          </table:table-cell>
          <table:table-cell office:value-type="string" calcext:value-type="string">
            <text:p>Back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[.J41]&amp;&quot; &quot;&amp;[.K41]&amp;&quot; &quot;&amp;[.L41]&amp;&quot; &quot;&amp;[.M41]" office:value-type="string" office:string-value="Back 49 37 12" calcext:value-type="string">
            <text:p>Back 49 37 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A42]&amp;&quot; &quot;&amp;[.B42]&amp;&quot; &quot;&amp;[.C42]" office:value-type="string" office:string-value="4 19 4" calcext:value-type="string">
            <text:p>4 19 4</text:p>
          </table:table-cell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 table:formula="of:=[.E42]&amp;&quot; &quot;&amp;[.F42]&amp;&quot; &quot;&amp;[.G42]&amp;&quot; &quot;&amp;[.H42]" office:value-type="string" office:string-value="Front 6 2 2736" calcext:value-type="string">
            <text:p>Front 6 2 2736</text:p>
          </table:table-cell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42]+1" office:value-type="float" office:value="2737" calcext:value-type="float">
            <text:p>2737</text:p>
          </table:table-cell>
          <table:table-cell table:formula="of:=[.J42]&amp;&quot; &quot;&amp;[.K42]&amp;&quot; &quot;&amp;[.L42]&amp;&quot; &quot;&amp;[.M42]" office:value-type="string" office:string-value="Front 6 2 2737" calcext:value-type="string">
            <text:p>Front 6 2 27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A43]&amp;&quot; &quot;&amp;[.B43]&amp;&quot; &quot;&amp;[.C43]" office:value-type="string" office:string-value="8 19 4" calcext:value-type="string">
            <text:p>8 19 4</text:p>
          </table:table-cell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 table:formula="of:=[.E43]&amp;&quot; &quot;&amp;[.F43]&amp;&quot; &quot;&amp;[.G43]&amp;&quot; &quot;&amp;[.H43]" office:value-type="string" office:string-value="Front 6 3 2768" calcext:value-type="string">
            <text:p>Front 6 3 2768</text:p>
          </table:table-cell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H43]+1" office:value-type="float" office:value="2769" calcext:value-type="float">
            <text:p>2769</text:p>
          </table:table-cell>
          <table:table-cell table:formula="of:=[.J43]&amp;&quot; &quot;&amp;[.K43]&amp;&quot; &quot;&amp;[.L43]&amp;&quot; &quot;&amp;[.M43]" office:value-type="string" office:string-value="Front 6 3 2769" calcext:value-type="string">
            <text:p>Front 6 3 276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A44]&amp;&quot; &quot;&amp;[.B44]&amp;&quot; &quot;&amp;[.C44]" office:value-type="string" office:string-value="12 19 4" calcext:value-type="string">
            <text:p>12 19 4</text:p>
          </table:table-cell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 table:formula="of:=[.E44]&amp;&quot; &quot;&amp;[.F44]&amp;&quot; &quot;&amp;[.G44]&amp;&quot; &quot;&amp;[.H44]" office:value-type="string" office:string-value="Front 11 2 2736" calcext:value-type="string">
            <text:p>Front 11 2 2736</text:p>
          </table:table-cell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H44]+1" office:value-type="float" office:value="2737" calcext:value-type="float">
            <text:p>2737</text:p>
          </table:table-cell>
          <table:table-cell table:formula="of:=[.J44]&amp;&quot; &quot;&amp;[.K44]&amp;&quot; &quot;&amp;[.L44]&amp;&quot; &quot;&amp;[.M44]" office:value-type="string" office:string-value="Front 11 2 2737" calcext:value-type="string">
            <text:p>Front 11 2 27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A45]&amp;&quot; &quot;&amp;[.B45]&amp;&quot; &quot;&amp;[.C45]" office:value-type="string" office:string-value="16 19 4" calcext:value-type="string">
            <text:p>16 19 4</text:p>
          </table:table-cell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 table:formula="of:=[.E45]&amp;&quot; &quot;&amp;[.F45]&amp;&quot; &quot;&amp;[.G45]&amp;&quot; &quot;&amp;[.H45]" office:value-type="string" office:string-value="Front 11 3 2768" calcext:value-type="string">
            <text:p>Front 11 3 2768</text:p>
          </table:table-cell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H45]+1" office:value-type="float" office:value="2769" calcext:value-type="float">
            <text:p>2769</text:p>
          </table:table-cell>
          <table:table-cell table:formula="of:=[.J45]&amp;&quot; &quot;&amp;[.K45]&amp;&quot; &quot;&amp;[.L45]&amp;&quot; &quot;&amp;[.M45]" office:value-type="string" office:string-value="Front 11 3 2769" calcext:value-type="string">
            <text:p>Front 11 3 276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A46]&amp;&quot; &quot;&amp;[.B46]&amp;&quot; &quot;&amp;[.C46]" office:value-type="string" office:string-value="20 19 4" calcext:value-type="string">
            <text:p>20 19 4</text:p>
          </table:table-cell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 table:formula="of:=[.E46]&amp;&quot; &quot;&amp;[.F46]&amp;&quot; &quot;&amp;[.G46]&amp;&quot; &quot;&amp;[.H46]" office:value-type="string" office:string-value="Front 16 2 2736" calcext:value-type="string">
            <text:p>Front 16 2 2736</text:p>
          </table:table-cell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H46]+1" office:value-type="float" office:value="2737" calcext:value-type="float">
            <text:p>2737</text:p>
          </table:table-cell>
          <table:table-cell table:formula="of:=[.J46]&amp;&quot; &quot;&amp;[.K46]&amp;&quot; &quot;&amp;[.L46]&amp;&quot; &quot;&amp;[.M46]" office:value-type="string" office:string-value="Front 16 2 2737" calcext:value-type="string">
            <text:p>Front 16 2 273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A47]&amp;&quot; &quot;&amp;[.B47]&amp;&quot; &quot;&amp;[.C47]" office:value-type="string" office:string-value="24 19 4" calcext:value-type="string">
            <text:p>24 19 4</text:p>
          </table:table-cell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 table:formula="of:=[.E47]&amp;&quot; &quot;&amp;[.F47]&amp;&quot; &quot;&amp;[.G47]&amp;&quot; &quot;&amp;[.H47]" office:value-type="string" office:string-value="Front 16 3 2768" calcext:value-type="string">
            <text:p>Front 16 3 2768</text:p>
          </table:table-cell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H47]+1" office:value-type="float" office:value="2769" calcext:value-type="float">
            <text:p>2769</text:p>
          </table:table-cell>
          <table:table-cell table:formula="of:=[.J47]&amp;&quot; &quot;&amp;[.K47]&amp;&quot; &quot;&amp;[.L47]&amp;&quot; &quot;&amp;[.M47]" office:value-type="string" office:string-value="Front 16 3 2769" calcext:value-type="string">
            <text:p>Front 16 3 276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A48]&amp;&quot; &quot;&amp;[.B48]&amp;&quot; &quot;&amp;[.C48]" office:value-type="string" office:string-value="28 19 4" calcext:value-type="string">
            <text:p>28 19 4</text:p>
          </table:table-cell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 table:formula="of:=[.E48]&amp;&quot; &quot;&amp;[.F48]&amp;&quot; &quot;&amp;[.G48]&amp;&quot; &quot;&amp;[.H48]" office:value-type="string" office:string-value="Front 21 2 2736" calcext:value-type="string">
            <text:p>Front 21 2 2736</text:p>
          </table:table-cell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H48]+1" office:value-type="float" office:value="2737" calcext:value-type="float">
            <text:p>2737</text:p>
          </table:table-cell>
          <table:table-cell table:formula="of:=[.J48]&amp;&quot; &quot;&amp;[.K48]&amp;&quot; &quot;&amp;[.L48]&amp;&quot; &quot;&amp;[.M48]" office:value-type="string" office:string-value="Front 21 2 2737" calcext:value-type="string">
            <text:p>Front 21 2 273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A49]&amp;&quot; &quot;&amp;[.B49]&amp;&quot; &quot;&amp;[.C49]" office:value-type="string" office:string-value="32 19 4" calcext:value-type="string">
            <text:p>32 19 4</text:p>
          </table:table-cell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 table:formula="of:=[.E49]&amp;&quot; &quot;&amp;[.F49]&amp;&quot; &quot;&amp;[.G49]&amp;&quot; &quot;&amp;[.H49]" office:value-type="string" office:string-value="Front 21 3 2768" calcext:value-type="string">
            <text:p>Front 21 3 2768</text:p>
          </table:table-cell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H49]+1" office:value-type="float" office:value="2769" calcext:value-type="float">
            <text:p>2769</text:p>
          </table:table-cell>
          <table:table-cell table:formula="of:=[.J49]&amp;&quot; &quot;&amp;[.K49]&amp;&quot; &quot;&amp;[.L49]&amp;&quot; &quot;&amp;[.M49]" office:value-type="string" office:string-value="Front 21 3 2769" calcext:value-type="string">
            <text:p>Front 21 3 276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A50]&amp;&quot; &quot;&amp;[.B50]&amp;&quot; &quot;&amp;[.C50]" office:value-type="string" office:string-value="36 19 4" calcext:value-type="string">
            <text:p>36 19 4</text:p>
          </table:table-cell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 table:formula="of:=[.E50]&amp;&quot; &quot;&amp;[.F50]&amp;&quot; &quot;&amp;[.G50]&amp;&quot; &quot;&amp;[.H50]" office:value-type="string" office:string-value="Front 26 2 2736" calcext:value-type="string">
            <text:p>Front 26 2 2736</text:p>
          </table:table-cell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H50]+1" office:value-type="float" office:value="2737" calcext:value-type="float">
            <text:p>2737</text:p>
          </table:table-cell>
          <table:table-cell table:formula="of:=[.J50]&amp;&quot; &quot;&amp;[.K50]&amp;&quot; &quot;&amp;[.L50]&amp;&quot; &quot;&amp;[.M50]" office:value-type="string" office:string-value="Front 26 2 2737" calcext:value-type="string">
            <text:p>Front 26 2 273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A51]&amp;&quot; &quot;&amp;[.B51]&amp;&quot; &quot;&amp;[.C51]" office:value-type="string" office:string-value="40 19 4" calcext:value-type="string">
            <text:p>40 19 4</text:p>
          </table:table-cell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 table:formula="of:=[.E51]&amp;&quot; &quot;&amp;[.F51]&amp;&quot; &quot;&amp;[.G51]&amp;&quot; &quot;&amp;[.H51]" office:value-type="string" office:string-value="Front 26 3 2768" calcext:value-type="string">
            <text:p>Front 26 3 2768</text:p>
          </table:table-cell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H51]+1" office:value-type="float" office:value="2769" calcext:value-type="float">
            <text:p>2769</text:p>
          </table:table-cell>
          <table:table-cell table:formula="of:=[.J51]&amp;&quot; &quot;&amp;[.K51]&amp;&quot; &quot;&amp;[.L51]&amp;&quot; &quot;&amp;[.M51]" office:value-type="string" office:string-value="Front 26 3 2769" calcext:value-type="string">
            <text:p>Front 26 3 276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A52]&amp;&quot; &quot;&amp;[.B52]&amp;&quot; &quot;&amp;[.C52]" office:value-type="string" office:string-value="44 19 4" calcext:value-type="string">
            <text:p>44 19 4</text:p>
          </table:table-cell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 table:formula="of:=[.E52]&amp;&quot; &quot;&amp;[.F52]&amp;&quot; &quot;&amp;[.G52]&amp;&quot; &quot;&amp;[.H52]" office:value-type="string" office:string-value="Front 31 2 2736" calcext:value-type="string">
            <text:p>Front 31 2 2736</text:p>
          </table:table-cell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H52]+1" office:value-type="float" office:value="2737" calcext:value-type="float">
            <text:p>2737</text:p>
          </table:table-cell>
          <table:table-cell table:formula="of:=[.J52]&amp;&quot; &quot;&amp;[.K52]&amp;&quot; &quot;&amp;[.L52]&amp;&quot; &quot;&amp;[.M52]" office:value-type="string" office:string-value="Front 31 2 2737" calcext:value-type="string">
            <text:p>Front 31 2 27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53]&amp;&quot; &quot;&amp;[.B53]&amp;&quot; &quot;&amp;[.C53]" office:value-type="string" office:string-value="4 23 4" calcext:value-type="string">
            <text:p>4 23 4</text:p>
          </table:table-cell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 table:formula="of:=[.E53]&amp;&quot; &quot;&amp;[.F53]&amp;&quot; &quot;&amp;[.G53]&amp;&quot; &quot;&amp;[.H53]" office:value-type="string" office:string-value="Front 31 3 2768" calcext:value-type="string">
            <text:p>Front 31 3 2768</text:p>
          </table:table-cell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H53]+1" office:value-type="float" office:value="2769" calcext:value-type="float">
            <text:p>2769</text:p>
          </table:table-cell>
          <table:table-cell table:formula="of:=[.J53]&amp;&quot; &quot;&amp;[.K53]&amp;&quot; &quot;&amp;[.L53]&amp;&quot; &quot;&amp;[.M53]" office:value-type="string" office:string-value="Front 31 3 2769" calcext:value-type="string">
            <text:p>Front 31 3 276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54]&amp;&quot; &quot;&amp;[.B54]&amp;&quot; &quot;&amp;[.C54]" office:value-type="string" office:string-value="8 23 4" calcext:value-type="string">
            <text:p>8 23 4</text:p>
          </table:table-cell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 table:formula="of:=[.E54]&amp;&quot; &quot;&amp;[.F54]&amp;&quot; &quot;&amp;[.G54]&amp;&quot; &quot;&amp;[.H54]" office:value-type="string" office:string-value="Front 36 2 2736" calcext:value-type="string">
            <text:p>Front 36 2 2736</text:p>
          </table:table-cell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H54]+1" office:value-type="float" office:value="2737" calcext:value-type="float">
            <text:p>2737</text:p>
          </table:table-cell>
          <table:table-cell table:formula="of:=[.J54]&amp;&quot; &quot;&amp;[.K54]&amp;&quot; &quot;&amp;[.L54]&amp;&quot; &quot;&amp;[.M54]" office:value-type="string" office:string-value="Front 36 2 2737" calcext:value-type="string">
            <text:p>Front 36 2 27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55]&amp;&quot; &quot;&amp;[.B55]&amp;&quot; &quot;&amp;[.C55]" office:value-type="string" office:string-value="12 23 4" calcext:value-type="string">
            <text:p>12 23 4</text:p>
          </table:table-cell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 table:formula="of:=[.E55]&amp;&quot; &quot;&amp;[.F55]&amp;&quot; &quot;&amp;[.G55]&amp;&quot; &quot;&amp;[.H55]" office:value-type="string" office:string-value="Front 36 3 2768" calcext:value-type="string">
            <text:p>Front 36 3 2768</text:p>
          </table:table-cell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H55]+1" office:value-type="float" office:value="2769" calcext:value-type="float">
            <text:p>2769</text:p>
          </table:table-cell>
          <table:table-cell table:formula="of:=[.J55]&amp;&quot; &quot;&amp;[.K55]&amp;&quot; &quot;&amp;[.L55]&amp;&quot; &quot;&amp;[.M55]" office:value-type="string" office:string-value="Front 36 3 2769" calcext:value-type="string">
            <text:p>Front 36 3 276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56]&amp;&quot; &quot;&amp;[.B56]&amp;&quot; &quot;&amp;[.C56]" office:value-type="string" office:string-value="16 23 4" calcext:value-type="string">
            <text:p>16 23 4</text:p>
          </table:table-cell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 table:formula="of:=[.E56]&amp;&quot; &quot;&amp;[.F56]&amp;&quot; &quot;&amp;[.G56]&amp;&quot; &quot;&amp;[.H56]" office:value-type="string" office:string-value="Front 41 2 2736" calcext:value-type="string">
            <text:p>Front 41 2 2736</text:p>
          </table:table-cell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H56]+1" office:value-type="float" office:value="2737" calcext:value-type="float">
            <text:p>2737</text:p>
          </table:table-cell>
          <table:table-cell table:formula="of:=[.J56]&amp;&quot; &quot;&amp;[.K56]&amp;&quot; &quot;&amp;[.L56]&amp;&quot; &quot;&amp;[.M56]" office:value-type="string" office:string-value="Front 41 2 2737" calcext:value-type="string">
            <text:p>Front 41 2 27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57]&amp;&quot; &quot;&amp;[.B57]&amp;&quot; &quot;&amp;[.C57]" office:value-type="string" office:string-value="20 23 4" calcext:value-type="string">
            <text:p>20 23 4</text:p>
          </table:table-cell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 table:formula="of:=[.E57]&amp;&quot; &quot;&amp;[.F57]&amp;&quot; &quot;&amp;[.G57]&amp;&quot; &quot;&amp;[.H57]" office:value-type="string" office:string-value="Front 41 3 2768" calcext:value-type="string">
            <text:p>Front 41 3 2768</text:p>
          </table:table-cell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H57]+1" office:value-type="float" office:value="2769" calcext:value-type="float">
            <text:p>2769</text:p>
          </table:table-cell>
          <table:table-cell table:formula="of:=[.J57]&amp;&quot; &quot;&amp;[.K57]&amp;&quot; &quot;&amp;[.L57]&amp;&quot; &quot;&amp;[.M57]" office:value-type="string" office:string-value="Front 41 3 2769" calcext:value-type="string">
            <text:p>Front 41 3 276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58]&amp;&quot; &quot;&amp;[.B58]&amp;&quot; &quot;&amp;[.C58]" office:value-type="string" office:string-value="24 23 4" calcext:value-type="string">
            <text:p>24 23 4</text:p>
          </table:table-cell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736" calcext:value-type="float">
            <text:p>2736</text:p>
          </table:table-cell>
          <table:table-cell table:formula="of:=[.E58]&amp;&quot; &quot;&amp;[.F58]&amp;&quot; &quot;&amp;[.G58]&amp;&quot; &quot;&amp;[.H58]" office:value-type="string" office:string-value="Front 46 32 2736" calcext:value-type="string">
            <text:p>Front 46 32 2736</text:p>
          </table:table-cell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formula="of:=[.H58]+1" office:value-type="float" office:value="2737" calcext:value-type="float">
            <text:p>2737</text:p>
          </table:table-cell>
          <table:table-cell table:formula="of:=[.J58]&amp;&quot; &quot;&amp;[.K58]&amp;&quot; &quot;&amp;[.L58]&amp;&quot; &quot;&amp;[.M58]" office:value-type="string" office:string-value="Front 46 32 2737" calcext:value-type="string">
            <text:p>Front 46 32 27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59]&amp;&quot; &quot;&amp;[.B59]&amp;&quot; &quot;&amp;[.C59]" office:value-type="string" office:string-value="28 23 4" calcext:value-type="string">
            <text:p>28 23 4</text:p>
          </table:table-cell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768" calcext:value-type="float">
            <text:p>2768</text:p>
          </table:table-cell>
          <table:table-cell table:formula="of:=[.E59]&amp;&quot; &quot;&amp;[.F59]&amp;&quot; &quot;&amp;[.G59]&amp;&quot; &quot;&amp;[.H59]" office:value-type="string" office:string-value="Front 46 33 2768" calcext:value-type="string">
            <text:p>Front 46 33 2768</text:p>
          </table:table-cell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formula="of:=[.H59]+1" office:value-type="float" office:value="2769" calcext:value-type="float">
            <text:p>2769</text:p>
          </table:table-cell>
          <table:table-cell table:formula="of:=[.J59]&amp;&quot; &quot;&amp;[.K59]&amp;&quot; &quot;&amp;[.L59]&amp;&quot; &quot;&amp;[.M59]" office:value-type="string" office:string-value="Front 46 33 2769" calcext:value-type="string">
            <text:p>Front 46 33 276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60]&amp;&quot; &quot;&amp;[.B60]&amp;&quot; &quot;&amp;[.C60]" office:value-type="string" office:string-value="32 23 4" calcext:value-type="string">
            <text:p>32 23 4</text:p>
          </table:table-cell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736" calcext:value-type="float">
            <text:p>2736</text:p>
          </table:table-cell>
          <table:table-cell table:formula="of:=[.E60]&amp;&quot; &quot;&amp;[.F60]&amp;&quot; &quot;&amp;[.G60]&amp;&quot; &quot;&amp;[.H60]" office:value-type="string" office:string-value="Front 51 32 2736" calcext:value-type="string">
            <text:p>Front 51 32 2736</text:p>
          </table:table-cell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[.H60]+1" office:value-type="float" office:value="2737" calcext:value-type="float">
            <text:p>2737</text:p>
          </table:table-cell>
          <table:table-cell table:formula="of:=[.J60]&amp;&quot; &quot;&amp;[.K60]&amp;&quot; &quot;&amp;[.L60]&amp;&quot; &quot;&amp;[.M60]" office:value-type="string" office:string-value="Front 51 32 2737" calcext:value-type="string">
            <text:p>Front 51 32 273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61]&amp;&quot; &quot;&amp;[.B61]&amp;&quot; &quot;&amp;[.C61]" office:value-type="string" office:string-value="36 23 4" calcext:value-type="string">
            <text:p>36 23 4</text:p>
          </table:table-cell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768" calcext:value-type="float">
            <text:p>2768</text:p>
          </table:table-cell>
          <table:table-cell table:formula="of:=[.E61]&amp;&quot; &quot;&amp;[.F61]&amp;&quot; &quot;&amp;[.G61]&amp;&quot; &quot;&amp;[.H61]" office:value-type="string" office:string-value="Front 51 33 2768" calcext:value-type="string">
            <text:p>Front 51 33 2768</text:p>
          </table:table-cell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formula="of:=[.H61]+1" office:value-type="float" office:value="2769" calcext:value-type="float">
            <text:p>2769</text:p>
          </table:table-cell>
          <table:table-cell table:formula="of:=[.J61]&amp;&quot; &quot;&amp;[.K61]&amp;&quot; &quot;&amp;[.L61]&amp;&quot; &quot;&amp;[.M61]" office:value-type="string" office:string-value="Front 51 33 2769" calcext:value-type="string">
            <text:p>Front 51 33 276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62]&amp;&quot; &quot;&amp;[.B62]&amp;&quot; &quot;&amp;[.C62]" office:value-type="string" office:string-value="40 23 4" calcext:value-type="string">
            <text:p>40 23 4</text:p>
          </table:table-cell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748" calcext:value-type="float">
            <text:p>2748</text:p>
          </table:table-cell>
          <table:table-cell table:formula="of:=[.E62]&amp;&quot; &quot;&amp;[.F62]&amp;&quot; &quot;&amp;[.G62]&amp;&quot; &quot;&amp;[.H62]" office:value-type="string" office:string-value="AlwaysFront 4 10 2748" calcext:value-type="string">
            <text:p>AlwaysFront 4 10 2748</text:p>
          </table:table-cell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H62]+1" office:value-type="float" office:value="2749" calcext:value-type="float">
            <text:p>2749</text:p>
          </table:table-cell>
          <table:table-cell table:formula="of:=[.J62]&amp;&quot; &quot;&amp;[.K62]&amp;&quot; &quot;&amp;[.L62]&amp;&quot; &quot;&amp;[.M62]" office:value-type="string" office:string-value="AlwaysFront 4 10 2749" calcext:value-type="string">
            <text:p>AlwaysFront 4 10 274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A63]&amp;&quot; &quot;&amp;[.B63]&amp;&quot; &quot;&amp;[.C63]" office:value-type="string" office:string-value="44 23 4" calcext:value-type="string">
            <text:p>44 23 4</text:p>
          </table:table-cell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48" calcext:value-type="float">
            <text:p>2748</text:p>
          </table:table-cell>
          <table:table-cell table:formula="of:=[.E63]&amp;&quot; &quot;&amp;[.F63]&amp;&quot; &quot;&amp;[.G63]&amp;&quot; &quot;&amp;[.H63]" office:value-type="string" office:string-value="AlwaysFront 8 10 2748" calcext:value-type="string">
            <text:p>AlwaysFront 8 10 2748</text:p>
          </table:table-cell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63]+1" office:value-type="float" office:value="2749" calcext:value-type="float">
            <text:p>2749</text:p>
          </table:table-cell>
          <table:table-cell table:formula="of:=[.J63]&amp;&quot; &quot;&amp;[.K63]&amp;&quot; &quot;&amp;[.L63]&amp;&quot; &quot;&amp;[.M63]" office:value-type="string" office:string-value="AlwaysFront 8 10 2749" calcext:value-type="string">
            <text:p>AlwaysFront 8 10 27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A64]&amp;&quot; &quot;&amp;[.B64]&amp;&quot; &quot;&amp;[.C64]" office:value-type="string" office:string-value="4 27 4" calcext:value-type="string">
            <text:p>4 27 4</text:p>
          </table:table-cell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748" calcext:value-type="float">
            <text:p>2748</text:p>
          </table:table-cell>
          <table:table-cell table:formula="of:=[.E64]&amp;&quot; &quot;&amp;[.F64]&amp;&quot; &quot;&amp;[.G64]&amp;&quot; &quot;&amp;[.H64]" office:value-type="string" office:string-value="AlwaysFront 12 10 2748" calcext:value-type="string">
            <text:p>AlwaysFront 12 10 2748</text:p>
          </table:table-cell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H64]+1" office:value-type="float" office:value="2749" calcext:value-type="float">
            <text:p>2749</text:p>
          </table:table-cell>
          <table:table-cell table:formula="of:=[.J64]&amp;&quot; &quot;&amp;[.K64]&amp;&quot; &quot;&amp;[.L64]&amp;&quot; &quot;&amp;[.M64]" office:value-type="string" office:string-value="AlwaysFront 12 10 2749" calcext:value-type="string">
            <text:p>AlwaysFront 12 10 274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A65]&amp;&quot; &quot;&amp;[.B65]&amp;&quot; &quot;&amp;[.C65]" office:value-type="string" office:string-value="8 27 4" calcext:value-type="string">
            <text:p>8 27 4</text:p>
          </table:table-cell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48" calcext:value-type="float">
            <text:p>2748</text:p>
          </table:table-cell>
          <table:table-cell table:formula="of:=[.E65]&amp;&quot; &quot;&amp;[.F65]&amp;&quot; &quot;&amp;[.G65]&amp;&quot; &quot;&amp;[.H65]" office:value-type="string" office:string-value="AlwaysFront 16 10 2748" calcext:value-type="string">
            <text:p>AlwaysFront 16 10 2748</text:p>
          </table:table-cell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H65]+1" office:value-type="float" office:value="2749" calcext:value-type="float">
            <text:p>2749</text:p>
          </table:table-cell>
          <table:table-cell table:formula="of:=[.J65]&amp;&quot; &quot;&amp;[.K65]&amp;&quot; &quot;&amp;[.L65]&amp;&quot; &quot;&amp;[.M65]" office:value-type="string" office:string-value="AlwaysFront 16 10 2749" calcext:value-type="string">
            <text:p>AlwaysFront 16 10 274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A66]&amp;&quot; &quot;&amp;[.B66]&amp;&quot; &quot;&amp;[.C66]" office:value-type="string" office:string-value="12 27 4" calcext:value-type="string">
            <text:p>12 27 4</text:p>
          </table:table-cell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48" calcext:value-type="float">
            <text:p>2748</text:p>
          </table:table-cell>
          <table:table-cell table:formula="of:=[.E66]&amp;&quot; &quot;&amp;[.F66]&amp;&quot; &quot;&amp;[.G66]&amp;&quot; &quot;&amp;[.H66]" office:value-type="string" office:string-value="AlwaysFront 20 10 2748" calcext:value-type="string">
            <text:p>AlwaysFront 20 10 2748</text:p>
          </table:table-cell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H66]+1" office:value-type="float" office:value="2749" calcext:value-type="float">
            <text:p>2749</text:p>
          </table:table-cell>
          <table:table-cell table:formula="of:=[.J66]&amp;&quot; &quot;&amp;[.K66]&amp;&quot; &quot;&amp;[.L66]&amp;&quot; &quot;&amp;[.M66]" office:value-type="string" office:string-value="AlwaysFront 20 10 2749" calcext:value-type="string">
            <text:p>AlwaysFront 20 10 27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A67]&amp;&quot; &quot;&amp;[.B67]&amp;&quot; &quot;&amp;[.C67]" office:value-type="string" office:string-value="16 27 4" calcext:value-type="string">
            <text:p>16 27 4</text:p>
          </table:table-cell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48" calcext:value-type="float">
            <text:p>2748</text:p>
          </table:table-cell>
          <table:table-cell table:formula="of:=[.E67]&amp;&quot; &quot;&amp;[.F67]&amp;&quot; &quot;&amp;[.G67]&amp;&quot; &quot;&amp;[.H67]" office:value-type="string" office:string-value="AlwaysFront 4 18 2748" calcext:value-type="string">
            <text:p>AlwaysFront 4 18 2748</text:p>
          </table:table-cell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H67]+1" office:value-type="float" office:value="2749" calcext:value-type="float">
            <text:p>2749</text:p>
          </table:table-cell>
          <table:table-cell table:formula="of:=[.J67]&amp;&quot; &quot;&amp;[.K67]&amp;&quot; &quot;&amp;[.L67]&amp;&quot; &quot;&amp;[.M67]" office:value-type="string" office:string-value="AlwaysFront 4 18 2749" calcext:value-type="string">
            <text:p>AlwaysFront 4 18 274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A68]&amp;&quot; &quot;&amp;[.B68]&amp;&quot; &quot;&amp;[.C68]" office:value-type="string" office:string-value="20 27 4" calcext:value-type="string">
            <text:p>20 27 4</text:p>
          </table:table-cell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48" calcext:value-type="float">
            <text:p>2748</text:p>
          </table:table-cell>
          <table:table-cell table:formula="of:=[.E68]&amp;&quot; &quot;&amp;[.F68]&amp;&quot; &quot;&amp;[.G68]&amp;&quot; &quot;&amp;[.H68]" office:value-type="string" office:string-value="AlwaysFront 8 18 2748" calcext:value-type="string">
            <text:p>AlwaysFront 8 18 2748</text:p>
          </table:table-cell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68]+1" office:value-type="float" office:value="2749" calcext:value-type="float">
            <text:p>2749</text:p>
          </table:table-cell>
          <table:table-cell table:formula="of:=[.J68]&amp;&quot; &quot;&amp;[.K68]&amp;&quot; &quot;&amp;[.L68]&amp;&quot; &quot;&amp;[.M68]" office:value-type="string" office:string-value="AlwaysFront 8 18 2749" calcext:value-type="string">
            <text:p>AlwaysFront 8 18 274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A69]&amp;&quot; &quot;&amp;[.B69]&amp;&quot; &quot;&amp;[.C69]" office:value-type="string" office:string-value="24 27 4" calcext:value-type="string">
            <text:p>24 27 4</text:p>
          </table:table-cell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748" calcext:value-type="float">
            <text:p>2748</text:p>
          </table:table-cell>
          <table:table-cell table:formula="of:=[.E69]&amp;&quot; &quot;&amp;[.F69]&amp;&quot; &quot;&amp;[.G69]&amp;&quot; &quot;&amp;[.H69]" office:value-type="string" office:string-value="AlwaysFront 12 18 2748" calcext:value-type="string">
            <text:p>AlwaysFront 12 18 2748</text:p>
          </table:table-cell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H69]+1" office:value-type="float" office:value="2749" calcext:value-type="float">
            <text:p>2749</text:p>
          </table:table-cell>
          <table:table-cell table:formula="of:=[.J69]&amp;&quot; &quot;&amp;[.K69]&amp;&quot; &quot;&amp;[.L69]&amp;&quot; &quot;&amp;[.M69]" office:value-type="string" office:string-value="AlwaysFront 12 18 2749" calcext:value-type="string">
            <text:p>AlwaysFront 12 18 274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A70]&amp;&quot; &quot;&amp;[.B70]&amp;&quot; &quot;&amp;[.C70]" office:value-type="string" office:string-value="28 27 4" calcext:value-type="string">
            <text:p>28 27 4</text:p>
          </table:table-cell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48" calcext:value-type="float">
            <text:p>2748</text:p>
          </table:table-cell>
          <table:table-cell table:formula="of:=[.E70]&amp;&quot; &quot;&amp;[.F70]&amp;&quot; &quot;&amp;[.G70]&amp;&quot; &quot;&amp;[.H70]" office:value-type="string" office:string-value="AlwaysFront 16 18 2748" calcext:value-type="string">
            <text:p>AlwaysFront 16 18 2748</text:p>
          </table:table-cell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70]+1" office:value-type="float" office:value="2749" calcext:value-type="float">
            <text:p>2749</text:p>
          </table:table-cell>
          <table:table-cell table:formula="of:=[.J70]&amp;&quot; &quot;&amp;[.K70]&amp;&quot; &quot;&amp;[.L70]&amp;&quot; &quot;&amp;[.M70]" office:value-type="string" office:string-value="AlwaysFront 16 18 2749" calcext:value-type="string">
            <text:p>AlwaysFront 16 18 274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A71]&amp;&quot; &quot;&amp;[.B71]&amp;&quot; &quot;&amp;[.C71]" office:value-type="string" office:string-value="32 27 4" calcext:value-type="string">
            <text:p>32 27 4</text:p>
          </table:table-cell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48" calcext:value-type="float">
            <text:p>2748</text:p>
          </table:table-cell>
          <table:table-cell table:formula="of:=[.E71]&amp;&quot; &quot;&amp;[.F71]&amp;&quot; &quot;&amp;[.G71]&amp;&quot; &quot;&amp;[.H71]" office:value-type="string" office:string-value="AlwaysFront 20 18 2748" calcext:value-type="string">
            <text:p>AlwaysFront 20 18 2748</text:p>
          </table:table-cell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H71]+1" office:value-type="float" office:value="2749" calcext:value-type="float">
            <text:p>2749</text:p>
          </table:table-cell>
          <table:table-cell table:formula="of:=[.J71]&amp;&quot; &quot;&amp;[.K71]&amp;&quot; &quot;&amp;[.L71]&amp;&quot; &quot;&amp;[.M71]" office:value-type="string" office:string-value="AlwaysFront 20 18 2749" calcext:value-type="string">
            <text:p>AlwaysFront 20 18 274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A72]&amp;&quot; &quot;&amp;[.B72]&amp;&quot; &quot;&amp;[.C72]" office:value-type="string" office:string-value="36 27 4" calcext:value-type="string">
            <text:p>36 27 4</text:p>
          </table:table-cell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748" calcext:value-type="float">
            <text:p>2748</text:p>
          </table:table-cell>
          <table:table-cell table:formula="of:=[.E72]&amp;&quot; &quot;&amp;[.F72]&amp;&quot; &quot;&amp;[.G72]&amp;&quot; &quot;&amp;[.H72]" office:value-type="string" office:string-value="AlwaysFront 4 26 2748" calcext:value-type="string">
            <text:p>AlwaysFront 4 26 2748</text:p>
          </table:table-cell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H72]+1" office:value-type="float" office:value="2749" calcext:value-type="float">
            <text:p>2749</text:p>
          </table:table-cell>
          <table:table-cell table:formula="of:=[.J72]&amp;&quot; &quot;&amp;[.K72]&amp;&quot; &quot;&amp;[.L72]&amp;&quot; &quot;&amp;[.M72]" office:value-type="string" office:string-value="AlwaysFront 4 26 2749" calcext:value-type="string">
            <text:p>AlwaysFront 4 26 274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A73]&amp;&quot; &quot;&amp;[.B73]&amp;&quot; &quot;&amp;[.C73]" office:value-type="string" office:string-value="40 27 4" calcext:value-type="string">
            <text:p>40 27 4</text:p>
          </table:table-cell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48" calcext:value-type="float">
            <text:p>2748</text:p>
          </table:table-cell>
          <table:table-cell table:formula="of:=[.E73]&amp;&quot; &quot;&amp;[.F73]&amp;&quot; &quot;&amp;[.G73]&amp;&quot; &quot;&amp;[.H73]" office:value-type="string" office:string-value="AlwaysFront 8 26 2748" calcext:value-type="string">
            <text:p>AlwaysFront 8 26 2748</text:p>
          </table:table-cell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[.H73]+1" office:value-type="float" office:value="2749" calcext:value-type="float">
            <text:p>2749</text:p>
          </table:table-cell>
          <table:table-cell table:formula="of:=[.J73]&amp;&quot; &quot;&amp;[.K73]&amp;&quot; &quot;&amp;[.L73]&amp;&quot; &quot;&amp;[.M73]" office:value-type="string" office:string-value="AlwaysFront 8 26 2749" calcext:value-type="string">
            <text:p>AlwaysFront 8 26 274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A74]&amp;&quot; &quot;&amp;[.B74]&amp;&quot; &quot;&amp;[.C74]" office:value-type="string" office:string-value="44 27 4" calcext:value-type="string">
            <text:p>44 27 4</text:p>
          </table:table-cell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48" calcext:value-type="float">
            <text:p>2748</text:p>
          </table:table-cell>
          <table:table-cell table:formula="of:=[.E74]&amp;&quot; &quot;&amp;[.F74]&amp;&quot; &quot;&amp;[.G74]&amp;&quot; &quot;&amp;[.H74]" office:value-type="string" office:string-value="AlwaysFront 12 26 2748" calcext:value-type="string">
            <text:p>AlwaysFront 12 26 2748</text:p>
          </table:table-cell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H74]+1" office:value-type="float" office:value="2749" calcext:value-type="float">
            <text:p>2749</text:p>
          </table:table-cell>
          <table:table-cell table:formula="of:=[.J74]&amp;&quot; &quot;&amp;[.K74]&amp;&quot; &quot;&amp;[.L74]&amp;&quot; &quot;&amp;[.M74]" office:value-type="string" office:string-value="AlwaysFront 12 26 2749" calcext:value-type="string">
            <text:p>AlwaysFront 12 26 27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A75]&amp;&quot; &quot;&amp;[.B75]&amp;&quot; &quot;&amp;[.C75]" office:value-type="string" office:string-value="4 31 4" calcext:value-type="string">
            <text:p>4 31 4</text:p>
          </table:table-cell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48" calcext:value-type="float">
            <text:p>2748</text:p>
          </table:table-cell>
          <table:table-cell table:formula="of:=[.E75]&amp;&quot; &quot;&amp;[.F75]&amp;&quot; &quot;&amp;[.G75]&amp;&quot; &quot;&amp;[.H75]" office:value-type="string" office:string-value="AlwaysFront 16 26 2748" calcext:value-type="string">
            <text:p>AlwaysFront 16 26 2748</text:p>
          </table:table-cell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H75]+1" office:value-type="float" office:value="2749" calcext:value-type="float">
            <text:p>2749</text:p>
          </table:table-cell>
          <table:table-cell table:formula="of:=[.J75]&amp;&quot; &quot;&amp;[.K75]&amp;&quot; &quot;&amp;[.L75]&amp;&quot; &quot;&amp;[.M75]" office:value-type="string" office:string-value="AlwaysFront 16 26 2749" calcext:value-type="string">
            <text:p>AlwaysFront 16 26 274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A76]&amp;&quot; &quot;&amp;[.B76]&amp;&quot; &quot;&amp;[.C76]" office:value-type="string" office:string-value="8 31 4" calcext:value-type="string">
            <text:p>8 31 4</text:p>
          </table:table-cell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48" calcext:value-type="float">
            <text:p>2748</text:p>
          </table:table-cell>
          <table:table-cell table:formula="of:=[.E76]&amp;&quot; &quot;&amp;[.F76]&amp;&quot; &quot;&amp;[.G76]&amp;&quot; &quot;&amp;[.H76]" office:value-type="string" office:string-value="AlwaysFront 20 26 2748" calcext:value-type="string">
            <text:p>AlwaysFront 20 26 2748</text:p>
          </table:table-cell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H76]+1" office:value-type="float" office:value="2749" calcext:value-type="float">
            <text:p>2749</text:p>
          </table:table-cell>
          <table:table-cell table:formula="of:=[.J76]&amp;&quot; &quot;&amp;[.K76]&amp;&quot; &quot;&amp;[.L76]&amp;&quot; &quot;&amp;[.M76]" office:value-type="string" office:string-value="AlwaysFront 20 26 2749" calcext:value-type="string">
            <text:p>AlwaysFront 20 26 274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A77]&amp;&quot; &quot;&amp;[.B77]&amp;&quot; &quot;&amp;[.C77]" office:value-type="string" office:string-value="12 31 4" calcext:value-type="string">
            <text:p>12 31 4</text:p>
          </table:table-cell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748" calcext:value-type="float">
            <text:p>2748</text:p>
          </table:table-cell>
          <table:table-cell table:formula="of:=[.E77]&amp;&quot; &quot;&amp;[.F77]&amp;&quot; &quot;&amp;[.G77]&amp;&quot; &quot;&amp;[.H77]" office:value-type="string" office:string-value="AlwaysFront 4 34 2748" calcext:value-type="string">
            <text:p>AlwaysFront 4 34 2748</text:p>
          </table:table-cell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H77]+1" office:value-type="float" office:value="2749" calcext:value-type="float">
            <text:p>2749</text:p>
          </table:table-cell>
          <table:table-cell table:formula="of:=[.J77]&amp;&quot; &quot;&amp;[.K77]&amp;&quot; &quot;&amp;[.L77]&amp;&quot; &quot;&amp;[.M77]" office:value-type="string" office:string-value="AlwaysFront 4 34 2749" calcext:value-type="string">
            <text:p>AlwaysFront 4 34 27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A78]&amp;&quot; &quot;&amp;[.B78]&amp;&quot; &quot;&amp;[.C78]" office:value-type="string" office:string-value="16 31 4" calcext:value-type="string">
            <text:p>16 31 4</text:p>
          </table:table-cell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748" calcext:value-type="float">
            <text:p>2748</text:p>
          </table:table-cell>
          <table:table-cell table:formula="of:=[.E78]&amp;&quot; &quot;&amp;[.F78]&amp;&quot; &quot;&amp;[.G78]&amp;&quot; &quot;&amp;[.H78]" office:value-type="string" office:string-value="AlwaysFront 8 34 2748" calcext:value-type="string">
            <text:p>AlwaysFront 8 34 2748</text:p>
          </table:table-cell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H78]+1" office:value-type="float" office:value="2749" calcext:value-type="float">
            <text:p>2749</text:p>
          </table:table-cell>
          <table:table-cell table:formula="of:=[.J78]&amp;&quot; &quot;&amp;[.K78]&amp;&quot; &quot;&amp;[.L78]&amp;&quot; &quot;&amp;[.M78]" office:value-type="string" office:string-value="AlwaysFront 8 34 2749" calcext:value-type="string">
            <text:p>AlwaysFront 8 34 274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A79]&amp;&quot; &quot;&amp;[.B79]&amp;&quot; &quot;&amp;[.C79]" office:value-type="string" office:string-value="20 31 4" calcext:value-type="string">
            <text:p>20 31 4</text:p>
          </table:table-cell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748" calcext:value-type="float">
            <text:p>2748</text:p>
          </table:table-cell>
          <table:table-cell table:formula="of:=[.E79]&amp;&quot; &quot;&amp;[.F79]&amp;&quot; &quot;&amp;[.G79]&amp;&quot; &quot;&amp;[.H79]" office:value-type="string" office:string-value="AlwaysFront 12 34 2748" calcext:value-type="string">
            <text:p>AlwaysFront 12 34 2748</text:p>
          </table:table-cell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[.H79]+1" office:value-type="float" office:value="2749" calcext:value-type="float">
            <text:p>2749</text:p>
          </table:table-cell>
          <table:table-cell table:formula="of:=[.J79]&amp;&quot; &quot;&amp;[.K79]&amp;&quot; &quot;&amp;[.L79]&amp;&quot; &quot;&amp;[.M79]" office:value-type="string" office:string-value="AlwaysFront 12 34 2749" calcext:value-type="string">
            <text:p>AlwaysFront 12 34 274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A80]&amp;&quot; &quot;&amp;[.B80]&amp;&quot; &quot;&amp;[.C80]" office:value-type="string" office:string-value="24 31 4" calcext:value-type="string">
            <text:p>24 31 4</text:p>
          </table:table-cell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748" calcext:value-type="float">
            <text:p>2748</text:p>
          </table:table-cell>
          <table:table-cell table:formula="of:=[.E80]&amp;&quot; &quot;&amp;[.F80]&amp;&quot; &quot;&amp;[.G80]&amp;&quot; &quot;&amp;[.H80]" office:value-type="string" office:string-value="AlwaysFront 16 34 2748" calcext:value-type="string">
            <text:p>AlwaysFront 16 34 2748</text:p>
          </table:table-cell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[.H80]+1" office:value-type="float" office:value="2749" calcext:value-type="float">
            <text:p>2749</text:p>
          </table:table-cell>
          <table:table-cell table:formula="of:=[.J80]&amp;&quot; &quot;&amp;[.K80]&amp;&quot; &quot;&amp;[.L80]&amp;&quot; &quot;&amp;[.M80]" office:value-type="string" office:string-value="AlwaysFront 16 34 2749" calcext:value-type="string">
            <text:p>AlwaysFront 16 34 274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A81]&amp;&quot; &quot;&amp;[.B81]&amp;&quot; &quot;&amp;[.C81]" office:value-type="string" office:string-value="28 31 4" calcext:value-type="string">
            <text:p>28 31 4</text:p>
          </table:table-cell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748" calcext:value-type="float">
            <text:p>2748</text:p>
          </table:table-cell>
          <table:table-cell table:formula="of:=[.E81]&amp;&quot; &quot;&amp;[.F81]&amp;&quot; &quot;&amp;[.G81]&amp;&quot; &quot;&amp;[.H81]" office:value-type="string" office:string-value="AlwaysFront 20 34 2748" calcext:value-type="string">
            <text:p>AlwaysFront 20 34 2748</text:p>
          </table:table-cell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H81]+1" office:value-type="float" office:value="2749" calcext:value-type="float">
            <text:p>2749</text:p>
          </table:table-cell>
          <table:table-cell table:formula="of:=[.J81]&amp;&quot; &quot;&amp;[.K81]&amp;&quot; &quot;&amp;[.L81]&amp;&quot; &quot;&amp;[.M81]" office:value-type="string" office:string-value="AlwaysFront 20 34 2749" calcext:value-type="string">
            <text:p>AlwaysFront 20 34 274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A82]&amp;&quot; &quot;&amp;[.B82]&amp;&quot; &quot;&amp;[.C82]" office:value-type="string" office:string-value="32 31 4" calcext:value-type="string">
            <text:p>32 31 4</text:p>
          </table:table-cell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G62]+1" office:value-type="float" office:value="11" calcext:value-type="float">
            <text:p>11</text:p>
          </table:table-cell>
          <table:table-cell office:value-type="float" office:value="2780" calcext:value-type="float">
            <text:p>2780</text:p>
          </table:table-cell>
          <table:table-cell table:formula="of:=[.E82]&amp;&quot; &quot;&amp;[.F82]&amp;&quot; &quot;&amp;[.G82]&amp;&quot; &quot;&amp;[.H82]" office:value-type="string" office:string-value="AlwaysFront1 4 11 2780" calcext:value-type="string">
            <text:p>AlwaysFront1 4 11 2780</text:p>
          </table:table-cell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L62]+1" office:value-type="float" office:value="11" calcext:value-type="float">
            <text:p>11</text:p>
          </table:table-cell>
          <table:table-cell table:formula="of:=[.H82]+1" office:value-type="float" office:value="2781" calcext:value-type="float">
            <text:p>2781</text:p>
          </table:table-cell>
          <table:table-cell table:formula="of:=[.J82]&amp;&quot; &quot;&amp;[.K82]&amp;&quot; &quot;&amp;[.L82]&amp;&quot; &quot;&amp;[.M82]" office:value-type="string" office:string-value="AlwaysFront1 4 11 2781" calcext:value-type="string">
            <text:p>AlwaysFront1 4 11 278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A83]&amp;&quot; &quot;&amp;[.B83]&amp;&quot; &quot;&amp;[.C83]" office:value-type="string" office:string-value="36 31 4" calcext:value-type="string">
            <text:p>36 31 4</text:p>
          </table:table-cell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G63]+1" office:value-type="float" office:value="11" calcext:value-type="float">
            <text:p>11</text:p>
          </table:table-cell>
          <table:table-cell office:value-type="float" office:value="2780" calcext:value-type="float">
            <text:p>2780</text:p>
          </table:table-cell>
          <table:table-cell table:formula="of:=[.E83]&amp;&quot; &quot;&amp;[.F83]&amp;&quot; &quot;&amp;[.G83]&amp;&quot; &quot;&amp;[.H83]" office:value-type="string" office:string-value="AlwaysFront1 8 11 2780" calcext:value-type="string">
            <text:p>AlwaysFront1 8 11 2780</text:p>
          </table:table-cell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L63]+1" office:value-type="float" office:value="11" calcext:value-type="float">
            <text:p>11</text:p>
          </table:table-cell>
          <table:table-cell table:formula="of:=[.H83]+1" office:value-type="float" office:value="2781" calcext:value-type="float">
            <text:p>2781</text:p>
          </table:table-cell>
          <table:table-cell table:formula="of:=[.J83]&amp;&quot; &quot;&amp;[.K83]&amp;&quot; &quot;&amp;[.L83]&amp;&quot; &quot;&amp;[.M83]" office:value-type="string" office:string-value="AlwaysFront1 8 11 2781" calcext:value-type="string">
            <text:p>AlwaysFront1 8 11 278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A84]&amp;&quot; &quot;&amp;[.B84]&amp;&quot; &quot;&amp;[.C84]" office:value-type="string" office:string-value="40 31 4" calcext:value-type="string">
            <text:p>40 31 4</text:p>
          </table:table-cell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G64]+1" office:value-type="float" office:value="11" calcext:value-type="float">
            <text:p>11</text:p>
          </table:table-cell>
          <table:table-cell office:value-type="float" office:value="2780" calcext:value-type="float">
            <text:p>2780</text:p>
          </table:table-cell>
          <table:table-cell table:formula="of:=[.E84]&amp;&quot; &quot;&amp;[.F84]&amp;&quot; &quot;&amp;[.G84]&amp;&quot; &quot;&amp;[.H84]" office:value-type="string" office:string-value="AlwaysFront1 12 11 2780" calcext:value-type="string">
            <text:p>AlwaysFront1 12 11 2780</text:p>
          </table:table-cell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L64]+1" office:value-type="float" office:value="11" calcext:value-type="float">
            <text:p>11</text:p>
          </table:table-cell>
          <table:table-cell table:formula="of:=[.H84]+1" office:value-type="float" office:value="2781" calcext:value-type="float">
            <text:p>2781</text:p>
          </table:table-cell>
          <table:table-cell table:formula="of:=[.J84]&amp;&quot; &quot;&amp;[.K84]&amp;&quot; &quot;&amp;[.L84]&amp;&quot; &quot;&amp;[.M84]" office:value-type="string" office:string-value="AlwaysFront1 12 11 2781" calcext:value-type="string">
            <text:p>AlwaysFront1 12 11 27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A85]&amp;&quot; &quot;&amp;[.B85]&amp;&quot; &quot;&amp;[.C85]" office:value-type="string" office:string-value="44 31 4" calcext:value-type="string">
            <text:p>44 31 4</text:p>
          </table:table-cell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G65]+1" office:value-type="float" office:value="11" calcext:value-type="float">
            <text:p>11</text:p>
          </table:table-cell>
          <table:table-cell office:value-type="float" office:value="2780" calcext:value-type="float">
            <text:p>2780</text:p>
          </table:table-cell>
          <table:table-cell table:formula="of:=[.E85]&amp;&quot; &quot;&amp;[.F85]&amp;&quot; &quot;&amp;[.G85]&amp;&quot; &quot;&amp;[.H85]" office:value-type="string" office:string-value="AlwaysFront1 16 11 2780" calcext:value-type="string">
            <text:p>AlwaysFront1 16 11 2780</text:p>
          </table:table-cell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L65]+1" office:value-type="float" office:value="11" calcext:value-type="float">
            <text:p>11</text:p>
          </table:table-cell>
          <table:table-cell table:formula="of:=[.H85]+1" office:value-type="float" office:value="2781" calcext:value-type="float">
            <text:p>2781</text:p>
          </table:table-cell>
          <table:table-cell table:formula="of:=[.J85]&amp;&quot; &quot;&amp;[.K85]&amp;&quot; &quot;&amp;[.L85]&amp;&quot; &quot;&amp;[.M85]" office:value-type="string" office:string-value="AlwaysFront1 16 11 2781" calcext:value-type="string">
            <text:p>AlwaysFront1 16 11 27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A86]&amp;&quot; &quot;&amp;[.B86]&amp;&quot; &quot;&amp;[.C86]" office:value-type="string" office:string-value="4 35 4" calcext:value-type="string">
            <text:p>4 35 4</text:p>
          </table:table-cell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G66]+1" office:value-type="float" office:value="11" calcext:value-type="float">
            <text:p>11</text:p>
          </table:table-cell>
          <table:table-cell office:value-type="float" office:value="2780" calcext:value-type="float">
            <text:p>2780</text:p>
          </table:table-cell>
          <table:table-cell table:formula="of:=[.E86]&amp;&quot; &quot;&amp;[.F86]&amp;&quot; &quot;&amp;[.G86]&amp;&quot; &quot;&amp;[.H86]" office:value-type="string" office:string-value="AlwaysFront1 20 11 2780" calcext:value-type="string">
            <text:p>AlwaysFront1 20 11 2780</text:p>
          </table:table-cell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L66]+1" office:value-type="float" office:value="11" calcext:value-type="float">
            <text:p>11</text:p>
          </table:table-cell>
          <table:table-cell table:formula="of:=[.H86]+1" office:value-type="float" office:value="2781" calcext:value-type="float">
            <text:p>2781</text:p>
          </table:table-cell>
          <table:table-cell table:formula="of:=[.J86]&amp;&quot; &quot;&amp;[.K86]&amp;&quot; &quot;&amp;[.L86]&amp;&quot; &quot;&amp;[.M86]" office:value-type="string" office:string-value="AlwaysFront1 20 11 2781" calcext:value-type="string">
            <text:p>AlwaysFront1 20 11 27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A87]&amp;&quot; &quot;&amp;[.B87]&amp;&quot; &quot;&amp;[.C87]" office:value-type="string" office:string-value="8 35 4" calcext:value-type="string">
            <text:p>8 35 4</text:p>
          </table:table-cell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G67]+1" office:value-type="float" office:value="19" calcext:value-type="float">
            <text:p>19</text:p>
          </table:table-cell>
          <table:table-cell office:value-type="float" office:value="2780" calcext:value-type="float">
            <text:p>2780</text:p>
          </table:table-cell>
          <table:table-cell table:formula="of:=[.E87]&amp;&quot; &quot;&amp;[.F87]&amp;&quot; &quot;&amp;[.G87]&amp;&quot; &quot;&amp;[.H87]" office:value-type="string" office:string-value="AlwaysFront1 4 19 2780" calcext:value-type="string">
            <text:p>AlwaysFront1 4 19 2780</text:p>
          </table:table-cell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L67]+1" office:value-type="float" office:value="19" calcext:value-type="float">
            <text:p>19</text:p>
          </table:table-cell>
          <table:table-cell table:formula="of:=[.H87]+1" office:value-type="float" office:value="2781" calcext:value-type="float">
            <text:p>2781</text:p>
          </table:table-cell>
          <table:table-cell table:formula="of:=[.J87]&amp;&quot; &quot;&amp;[.K87]&amp;&quot; &quot;&amp;[.L87]&amp;&quot; &quot;&amp;[.M87]" office:value-type="string" office:string-value="AlwaysFront1 4 19 2781" calcext:value-type="string">
            <text:p>AlwaysFront1 4 19 27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A88]&amp;&quot; &quot;&amp;[.B88]&amp;&quot; &quot;&amp;[.C88]" office:value-type="string" office:string-value="12 35 4" calcext:value-type="string">
            <text:p>12 35 4</text:p>
          </table:table-cell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G68]+1" office:value-type="float" office:value="19" calcext:value-type="float">
            <text:p>19</text:p>
          </table:table-cell>
          <table:table-cell office:value-type="float" office:value="2780" calcext:value-type="float">
            <text:p>2780</text:p>
          </table:table-cell>
          <table:table-cell table:formula="of:=[.E88]&amp;&quot; &quot;&amp;[.F88]&amp;&quot; &quot;&amp;[.G88]&amp;&quot; &quot;&amp;[.H88]" office:value-type="string" office:string-value="AlwaysFront1 8 19 2780" calcext:value-type="string">
            <text:p>AlwaysFront1 8 19 2780</text:p>
          </table:table-cell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L68]+1" office:value-type="float" office:value="19" calcext:value-type="float">
            <text:p>19</text:p>
          </table:table-cell>
          <table:table-cell table:formula="of:=[.H88]+1" office:value-type="float" office:value="2781" calcext:value-type="float">
            <text:p>2781</text:p>
          </table:table-cell>
          <table:table-cell table:formula="of:=[.J88]&amp;&quot; &quot;&amp;[.K88]&amp;&quot; &quot;&amp;[.L88]&amp;&quot; &quot;&amp;[.M88]" office:value-type="string" office:string-value="AlwaysFront1 8 19 2781" calcext:value-type="string">
            <text:p>AlwaysFront1 8 19 278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A89]&amp;&quot; &quot;&amp;[.B89]&amp;&quot; &quot;&amp;[.C89]" office:value-type="string" office:string-value="16 35 4" calcext:value-type="string">
            <text:p>16 35 4</text:p>
          </table:table-cell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G69]+1" office:value-type="float" office:value="19" calcext:value-type="float">
            <text:p>19</text:p>
          </table:table-cell>
          <table:table-cell office:value-type="float" office:value="2780" calcext:value-type="float">
            <text:p>2780</text:p>
          </table:table-cell>
          <table:table-cell table:formula="of:=[.E89]&amp;&quot; &quot;&amp;[.F89]&amp;&quot; &quot;&amp;[.G89]&amp;&quot; &quot;&amp;[.H89]" office:value-type="string" office:string-value="AlwaysFront1 12 19 2780" calcext:value-type="string">
            <text:p>AlwaysFront1 12 19 2780</text:p>
          </table:table-cell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L69]+1" office:value-type="float" office:value="19" calcext:value-type="float">
            <text:p>19</text:p>
          </table:table-cell>
          <table:table-cell table:formula="of:=[.H89]+1" office:value-type="float" office:value="2781" calcext:value-type="float">
            <text:p>2781</text:p>
          </table:table-cell>
          <table:table-cell table:formula="of:=[.J89]&amp;&quot; &quot;&amp;[.K89]&amp;&quot; &quot;&amp;[.L89]&amp;&quot; &quot;&amp;[.M89]" office:value-type="string" office:string-value="AlwaysFront1 12 19 2781" calcext:value-type="string">
            <text:p>AlwaysFront1 12 19 278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A90]&amp;&quot; &quot;&amp;[.B90]&amp;&quot; &quot;&amp;[.C90]" office:value-type="string" office:string-value="20 35 4" calcext:value-type="string">
            <text:p>20 35 4</text:p>
          </table:table-cell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G70]+1" office:value-type="float" office:value="19" calcext:value-type="float">
            <text:p>19</text:p>
          </table:table-cell>
          <table:table-cell office:value-type="float" office:value="2780" calcext:value-type="float">
            <text:p>2780</text:p>
          </table:table-cell>
          <table:table-cell table:formula="of:=[.E90]&amp;&quot; &quot;&amp;[.F90]&amp;&quot; &quot;&amp;[.G90]&amp;&quot; &quot;&amp;[.H90]" office:value-type="string" office:string-value="AlwaysFront1 16 19 2780" calcext:value-type="string">
            <text:p>AlwaysFront1 16 19 2780</text:p>
          </table:table-cell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L70]+1" office:value-type="float" office:value="19" calcext:value-type="float">
            <text:p>19</text:p>
          </table:table-cell>
          <table:table-cell table:formula="of:=[.H90]+1" office:value-type="float" office:value="2781" calcext:value-type="float">
            <text:p>2781</text:p>
          </table:table-cell>
          <table:table-cell table:formula="of:=[.J90]&amp;&quot; &quot;&amp;[.K90]&amp;&quot; &quot;&amp;[.L90]&amp;&quot; &quot;&amp;[.M90]" office:value-type="string" office:string-value="AlwaysFront1 16 19 2781" calcext:value-type="string">
            <text:p>AlwaysFront1 16 19 278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A91]&amp;&quot; &quot;&amp;[.B91]&amp;&quot; &quot;&amp;[.C91]" office:value-type="string" office:string-value="24 35 4" calcext:value-type="string">
            <text:p>24 35 4</text:p>
          </table:table-cell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G71]+1" office:value-type="float" office:value="19" calcext:value-type="float">
            <text:p>19</text:p>
          </table:table-cell>
          <table:table-cell office:value-type="float" office:value="2780" calcext:value-type="float">
            <text:p>2780</text:p>
          </table:table-cell>
          <table:table-cell table:formula="of:=[.E91]&amp;&quot; &quot;&amp;[.F91]&amp;&quot; &quot;&amp;[.G91]&amp;&quot; &quot;&amp;[.H91]" office:value-type="string" office:string-value="AlwaysFront1 20 19 2780" calcext:value-type="string">
            <text:p>AlwaysFront1 20 19 2780</text:p>
          </table:table-cell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L71]+1" office:value-type="float" office:value="19" calcext:value-type="float">
            <text:p>19</text:p>
          </table:table-cell>
          <table:table-cell table:formula="of:=[.H91]+1" office:value-type="float" office:value="2781" calcext:value-type="float">
            <text:p>2781</text:p>
          </table:table-cell>
          <table:table-cell table:formula="of:=[.J91]&amp;&quot; &quot;&amp;[.K91]&amp;&quot; &quot;&amp;[.L91]&amp;&quot; &quot;&amp;[.M91]" office:value-type="string" office:string-value="AlwaysFront1 20 19 2781" calcext:value-type="string">
            <text:p>AlwaysFront1 20 19 278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A92]&amp;&quot; &quot;&amp;[.B92]&amp;&quot; &quot;&amp;[.C92]" office:value-type="string" office:string-value="28 35 4" calcext:value-type="string">
            <text:p>28 35 4</text:p>
          </table:table-cell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G72]+1" office:value-type="float" office:value="27" calcext:value-type="float">
            <text:p>27</text:p>
          </table:table-cell>
          <table:table-cell office:value-type="float" office:value="2780" calcext:value-type="float">
            <text:p>2780</text:p>
          </table:table-cell>
          <table:table-cell table:formula="of:=[.E92]&amp;&quot; &quot;&amp;[.F92]&amp;&quot; &quot;&amp;[.G92]&amp;&quot; &quot;&amp;[.H92]" office:value-type="string" office:string-value="AlwaysFront1 4 27 2780" calcext:value-type="string">
            <text:p>AlwaysFront1 4 27 2780</text:p>
          </table:table-cell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L72]+1" office:value-type="float" office:value="27" calcext:value-type="float">
            <text:p>27</text:p>
          </table:table-cell>
          <table:table-cell table:formula="of:=[.H92]+1" office:value-type="float" office:value="2781" calcext:value-type="float">
            <text:p>2781</text:p>
          </table:table-cell>
          <table:table-cell table:formula="of:=[.J92]&amp;&quot; &quot;&amp;[.K92]&amp;&quot; &quot;&amp;[.L92]&amp;&quot; &quot;&amp;[.M92]" office:value-type="string" office:string-value="AlwaysFront1 4 27 2781" calcext:value-type="string">
            <text:p>AlwaysFront1 4 27 278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A93]&amp;&quot; &quot;&amp;[.B93]&amp;&quot; &quot;&amp;[.C93]" office:value-type="string" office:string-value="32 35 4" calcext:value-type="string">
            <text:p>32 35 4</text:p>
          </table:table-cell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G73]+1" office:value-type="float" office:value="27" calcext:value-type="float">
            <text:p>27</text:p>
          </table:table-cell>
          <table:table-cell office:value-type="float" office:value="2780" calcext:value-type="float">
            <text:p>2780</text:p>
          </table:table-cell>
          <table:table-cell table:formula="of:=[.E93]&amp;&quot; &quot;&amp;[.F93]&amp;&quot; &quot;&amp;[.G93]&amp;&quot; &quot;&amp;[.H93]" office:value-type="string" office:string-value="AlwaysFront1 8 27 2780" calcext:value-type="string">
            <text:p>AlwaysFront1 8 27 2780</text:p>
          </table:table-cell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L73]+1" office:value-type="float" office:value="27" calcext:value-type="float">
            <text:p>27</text:p>
          </table:table-cell>
          <table:table-cell table:formula="of:=[.H93]+1" office:value-type="float" office:value="2781" calcext:value-type="float">
            <text:p>2781</text:p>
          </table:table-cell>
          <table:table-cell table:formula="of:=[.J93]&amp;&quot; &quot;&amp;[.K93]&amp;&quot; &quot;&amp;[.L93]&amp;&quot; &quot;&amp;[.M93]" office:value-type="string" office:string-value="AlwaysFront1 8 27 2781" calcext:value-type="string">
            <text:p>AlwaysFront1 8 27 278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A94]&amp;&quot; &quot;&amp;[.B94]&amp;&quot; &quot;&amp;[.C94]" office:value-type="string" office:string-value="36 35 4" calcext:value-type="string">
            <text:p>36 35 4</text:p>
          </table:table-cell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G74]+1" office:value-type="float" office:value="27" calcext:value-type="float">
            <text:p>27</text:p>
          </table:table-cell>
          <table:table-cell office:value-type="float" office:value="2780" calcext:value-type="float">
            <text:p>2780</text:p>
          </table:table-cell>
          <table:table-cell table:formula="of:=[.E94]&amp;&quot; &quot;&amp;[.F94]&amp;&quot; &quot;&amp;[.G94]&amp;&quot; &quot;&amp;[.H94]" office:value-type="string" office:string-value="AlwaysFront1 12 27 2780" calcext:value-type="string">
            <text:p>AlwaysFront1 12 27 2780</text:p>
          </table:table-cell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L74]+1" office:value-type="float" office:value="27" calcext:value-type="float">
            <text:p>27</text:p>
          </table:table-cell>
          <table:table-cell table:formula="of:=[.H94]+1" office:value-type="float" office:value="2781" calcext:value-type="float">
            <text:p>2781</text:p>
          </table:table-cell>
          <table:table-cell table:formula="of:=[.J94]&amp;&quot; &quot;&amp;[.K94]&amp;&quot; &quot;&amp;[.L94]&amp;&quot; &quot;&amp;[.M94]" office:value-type="string" office:string-value="AlwaysFront1 12 27 2781" calcext:value-type="string">
            <text:p>AlwaysFront1 12 27 278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A95]&amp;&quot; &quot;&amp;[.B95]&amp;&quot; &quot;&amp;[.C95]" office:value-type="string" office:string-value="40 35 4" calcext:value-type="string">
            <text:p>40 35 4</text:p>
          </table:table-cell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G75]+1" office:value-type="float" office:value="27" calcext:value-type="float">
            <text:p>27</text:p>
          </table:table-cell>
          <table:table-cell office:value-type="float" office:value="2780" calcext:value-type="float">
            <text:p>2780</text:p>
          </table:table-cell>
          <table:table-cell table:formula="of:=[.E95]&amp;&quot; &quot;&amp;[.F95]&amp;&quot; &quot;&amp;[.G95]&amp;&quot; &quot;&amp;[.H95]" office:value-type="string" office:string-value="AlwaysFront1 16 27 2780" calcext:value-type="string">
            <text:p>AlwaysFront1 16 27 2780</text:p>
          </table:table-cell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L75]+1" office:value-type="float" office:value="27" calcext:value-type="float">
            <text:p>27</text:p>
          </table:table-cell>
          <table:table-cell table:formula="of:=[.H95]+1" office:value-type="float" office:value="2781" calcext:value-type="float">
            <text:p>2781</text:p>
          </table:table-cell>
          <table:table-cell table:formula="of:=[.J95]&amp;&quot; &quot;&amp;[.K95]&amp;&quot; &quot;&amp;[.L95]&amp;&quot; &quot;&amp;[.M95]" office:value-type="string" office:string-value="AlwaysFront1 16 27 2781" calcext:value-type="string">
            <text:p>AlwaysFront1 16 27 27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A96]&amp;&quot; &quot;&amp;[.B96]&amp;&quot; &quot;&amp;[.C96]" office:value-type="string" office:string-value="44 35 4" calcext:value-type="string">
            <text:p>44 35 4</text:p>
          </table:table-cell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G76]+1" office:value-type="float" office:value="27" calcext:value-type="float">
            <text:p>27</text:p>
          </table:table-cell>
          <table:table-cell office:value-type="float" office:value="2780" calcext:value-type="float">
            <text:p>2780</text:p>
          </table:table-cell>
          <table:table-cell table:formula="of:=[.E96]&amp;&quot; &quot;&amp;[.F96]&amp;&quot; &quot;&amp;[.G96]&amp;&quot; &quot;&amp;[.H96]" office:value-type="string" office:string-value="AlwaysFront1 20 27 2780" calcext:value-type="string">
            <text:p>AlwaysFront1 20 27 2780</text:p>
          </table:table-cell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L76]+1" office:value-type="float" office:value="27" calcext:value-type="float">
            <text:p>27</text:p>
          </table:table-cell>
          <table:table-cell table:formula="of:=[.H96]+1" office:value-type="float" office:value="2781" calcext:value-type="float">
            <text:p>2781</text:p>
          </table:table-cell>
          <table:table-cell table:formula="of:=[.J96]&amp;&quot; &quot;&amp;[.K96]&amp;&quot; &quot;&amp;[.L96]&amp;&quot; &quot;&amp;[.M96]" office:value-type="string" office:string-value="AlwaysFront1 20 27 2781" calcext:value-type="string">
            <text:p>AlwaysFront1 20 27 278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A97]&amp;&quot; &quot;&amp;[.B97]&amp;&quot; &quot;&amp;[.C97]" office:value-type="string" office:string-value="48 37 4" calcext:value-type="string">
            <text:p>48 37 4</text:p>
          </table:table-cell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G77]+1" office:value-type="float" office:value="35" calcext:value-type="float">
            <text:p>35</text:p>
          </table:table-cell>
          <table:table-cell office:value-type="float" office:value="2780" calcext:value-type="float">
            <text:p>2780</text:p>
          </table:table-cell>
          <table:table-cell table:formula="of:=[.E97]&amp;&quot; &quot;&amp;[.F97]&amp;&quot; &quot;&amp;[.G97]&amp;&quot; &quot;&amp;[.H97]" office:value-type="string" office:string-value="AlwaysFront1 4 35 2780" calcext:value-type="string">
            <text:p>AlwaysFront1 4 35 2780</text:p>
          </table:table-cell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L77]+1" office:value-type="float" office:value="35" calcext:value-type="float">
            <text:p>35</text:p>
          </table:table-cell>
          <table:table-cell table:formula="of:=[.H97]+1" office:value-type="float" office:value="2781" calcext:value-type="float">
            <text:p>2781</text:p>
          </table:table-cell>
          <table:table-cell table:formula="of:=[.J97]&amp;&quot; &quot;&amp;[.K97]&amp;&quot; &quot;&amp;[.L97]&amp;&quot; &quot;&amp;[.M97]" office:value-type="string" office:string-value="AlwaysFront1 4 35 2781" calcext:value-type="string">
            <text:p>AlwaysFront1 4 35 278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A98]&amp;&quot; &quot;&amp;[.B98]&amp;&quot; &quot;&amp;[.C98]" office:value-type="string" office:string-value="49 37 4" calcext:value-type="string">
            <text:p>49 37 4</text:p>
          </table:table-cell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G78]+1" office:value-type="float" office:value="35" calcext:value-type="float">
            <text:p>35</text:p>
          </table:table-cell>
          <table:table-cell office:value-type="float" office:value="2780" calcext:value-type="float">
            <text:p>2780</text:p>
          </table:table-cell>
          <table:table-cell table:formula="of:=[.E98]&amp;&quot; &quot;&amp;[.F98]&amp;&quot; &quot;&amp;[.G98]&amp;&quot; &quot;&amp;[.H98]" office:value-type="string" office:string-value="AlwaysFront1 8 35 2780" calcext:value-type="string">
            <text:p>AlwaysFront1 8 35 2780</text:p>
          </table:table-cell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L78]+1" office:value-type="float" office:value="35" calcext:value-type="float">
            <text:p>35</text:p>
          </table:table-cell>
          <table:table-cell table:formula="of:=[.H98]+1" office:value-type="float" office:value="2781" calcext:value-type="float">
            <text:p>2781</text:p>
          </table:table-cell>
          <table:table-cell table:formula="of:=[.J98]&amp;&quot; &quot;&amp;[.K98]&amp;&quot; &quot;&amp;[.L98]&amp;&quot; &quot;&amp;[.M98]" office:value-type="string" office:string-value="AlwaysFront1 8 35 2781" calcext:value-type="string">
            <text:p>AlwaysFront1 8 35 27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99]&amp;&quot; &quot;&amp;[.B99]&amp;&quot; &quot;&amp;[.C99]" office:value-type="string" office:string-value="4 39 4" calcext:value-type="string">
            <text:p>4 39 4</text:p>
          </table:table-cell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G79]+1" office:value-type="float" office:value="35" calcext:value-type="float">
            <text:p>35</text:p>
          </table:table-cell>
          <table:table-cell office:value-type="float" office:value="2780" calcext:value-type="float">
            <text:p>2780</text:p>
          </table:table-cell>
          <table:table-cell table:formula="of:=[.E99]&amp;&quot; &quot;&amp;[.F99]&amp;&quot; &quot;&amp;[.G99]&amp;&quot; &quot;&amp;[.H99]" office:value-type="string" office:string-value="AlwaysFront1 12 35 2780" calcext:value-type="string">
            <text:p>AlwaysFront1 12 35 2780</text:p>
          </table:table-cell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L79]+1" office:value-type="float" office:value="35" calcext:value-type="float">
            <text:p>35</text:p>
          </table:table-cell>
          <table:table-cell table:formula="of:=[.H99]+1" office:value-type="float" office:value="2781" calcext:value-type="float">
            <text:p>2781</text:p>
          </table:table-cell>
          <table:table-cell table:formula="of:=[.J99]&amp;&quot; &quot;&amp;[.K99]&amp;&quot; &quot;&amp;[.L99]&amp;&quot; &quot;&amp;[.M99]" office:value-type="string" office:string-value="AlwaysFront1 12 35 2781" calcext:value-type="string">
            <text:p>AlwaysFront1 12 35 27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100]&amp;&quot; &quot;&amp;[.B100]&amp;&quot; &quot;&amp;[.C100]" office:value-type="string" office:string-value="8 39 4" calcext:value-type="string">
            <text:p>8 39 4</text:p>
          </table:table-cell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G80]+1" office:value-type="float" office:value="35" calcext:value-type="float">
            <text:p>35</text:p>
          </table:table-cell>
          <table:table-cell office:value-type="float" office:value="2780" calcext:value-type="float">
            <text:p>2780</text:p>
          </table:table-cell>
          <table:table-cell table:formula="of:=[.E100]&amp;&quot; &quot;&amp;[.F100]&amp;&quot; &quot;&amp;[.G100]&amp;&quot; &quot;&amp;[.H100]" office:value-type="string" office:string-value="AlwaysFront1 16 35 2780" calcext:value-type="string">
            <text:p>AlwaysFront1 16 35 2780</text:p>
          </table:table-cell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L80]+1" office:value-type="float" office:value="35" calcext:value-type="float">
            <text:p>35</text:p>
          </table:table-cell>
          <table:table-cell table:formula="of:=[.H100]+1" office:value-type="float" office:value="2781" calcext:value-type="float">
            <text:p>2781</text:p>
          </table:table-cell>
          <table:table-cell table:formula="of:=[.J100]&amp;&quot; &quot;&amp;[.K100]&amp;&quot; &quot;&amp;[.L100]&amp;&quot; &quot;&amp;[.M100]" office:value-type="string" office:string-value="AlwaysFront1 16 35 2781" calcext:value-type="string">
            <text:p>AlwaysFront1 16 35 27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101]&amp;&quot; &quot;&amp;[.B101]&amp;&quot; &quot;&amp;[.C101]" office:value-type="string" office:string-value="12 39 4" calcext:value-type="string">
            <text:p>12 39 4</text:p>
          </table:table-cell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G81]+1" office:value-type="float" office:value="35" calcext:value-type="float">
            <text:p>35</text:p>
          </table:table-cell>
          <table:table-cell office:value-type="float" office:value="2780" calcext:value-type="float">
            <text:p>2780</text:p>
          </table:table-cell>
          <table:table-cell table:formula="of:=[.E101]&amp;&quot; &quot;&amp;[.F101]&amp;&quot; &quot;&amp;[.G101]&amp;&quot; &quot;&amp;[.H101]" office:value-type="string" office:string-value="AlwaysFront1 20 35 2780" calcext:value-type="string">
            <text:p>AlwaysFront1 20 35 2780</text:p>
          </table:table-cell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L81]+1" office:value-type="float" office:value="35" calcext:value-type="float">
            <text:p>35</text:p>
          </table:table-cell>
          <table:table-cell table:formula="of:=[.H101]+1" office:value-type="float" office:value="2781" calcext:value-type="float">
            <text:p>2781</text:p>
          </table:table-cell>
          <table:table-cell table:formula="of:=[.J101]&amp;&quot; &quot;&amp;[.K101]&amp;&quot; &quot;&amp;[.L101]&amp;&quot; &quot;&amp;[.M101]" office:value-type="string" office:string-value="AlwaysFront1 20 35 2781" calcext:value-type="string">
            <text:p>AlwaysFront1 20 35 278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102]&amp;&quot; &quot;&amp;[.B102]&amp;&quot; &quot;&amp;[.C102]" office:value-type="string" office:string-value="16 39 4" calcext:value-type="string">
            <text:p>16 39 4</text:p>
          </table:table-cell>
          <table:table-cell table:number-columns-repeated="4"/>
          <table:table-cell table:style-name="ce2" table:formula="of:=COM.MICROSOFT.TEXTJOIN(&quot; &quot;; 1; [.I2:.I101])" office:value-type="string" office:string-value="Buildings 3 3 24 Buildings 4 3 24 Buildings 8 3 24 Buildings 9 3 24 Buildings 13 3 24 Buildings 14 3 24 Buildings 18 3 24 Buildings 19 3 24 Buildings 23 3 24 Buildings 24 3 24 Buildings 28 3 24 Buildings 29 3 24 Buildings 33 3 24 Buildings 34 3 24 Buildings 38 3 24 Buildings 39 3 24 Buildings 43 3 24 Buildings 44 3 24 Buildings 48 33 24 Buildings 49 33 24 Back 3 7 25 Back 4 7 25 Back 8 7 25 Back 9 7 25 Back 13 7 25 Back 14 7 25 Back 18 7 25 Back 19 7 25 Back 23 7 25 Back 24 7 25 Back 28 7 25 Back 29 7 25 Back 33 7 25 Back 34 7 25 Back 38 7 25 Back 39 7 25 Back 43 7 25 Back 44 7 25 Back 48 37 25 Back 49 37 25 Front 6 2 2736 Front 6 3 2768 Front 11 2 2736 Front 11 3 2768 Front 16 2 2736 Front 16 3 2768 Front 21 2 2736 Front 21 3 2768 Front 26 2 2736 Front 26 3 2768 Front 31 2 2736 Front 31 3 2768 Front 36 2 2736 Front 36 3 2768 Front 41 2 2736 Front 41 3 2768 Front 46 32 2736 Front 46 33 2768 Front 51 32 2736 Front 51 33 2768 AlwaysFront 4 10 2748 AlwaysFront 8 10 2748 AlwaysFront 12 10 2748 AlwaysFront 16 10 2748 AlwaysFront 20 10 2748 AlwaysFront 4 18 2748 AlwaysFront 8 18 2748 AlwaysFront 12 18 2748 AlwaysFront 16 18 2748 AlwaysFront 20 18 2748 AlwaysFront 4 26 2748 AlwaysFront 8 26 2748 AlwaysFront 12 26 2748 AlwaysFront 16 26 2748 AlwaysFront 20 26 2748 AlwaysFront 4 34 2748 AlwaysFront 8 34 2748 AlwaysFront 12 34 2748 AlwaysFront 16 34 2748 AlwaysFront 20 34 2748 AlwaysFront1 4 11 2780 AlwaysFront1 8 11 2780 AlwaysFront1 12 11 2780 AlwaysFront1 16 11 2780 AlwaysFront1 20 11 2780 AlwaysFront1 4 19 2780 AlwaysFront1 8 19 2780 AlwaysFront1 12 19 2780 AlwaysFront1 16 19 2780 AlwaysFront1 20 19 2780 AlwaysFront1 4 27 2780 AlwaysFront1 8 27 2780 AlwaysFront1 12 27 2780 AlwaysFront1 16 27 2780 AlwaysFront1 20 27 2780 AlwaysFront1 4 35 2780 AlwaysFront1 8 35 2780 AlwaysFront1 12 35 2780 AlwaysFront1 16 35 2780 AlwaysFront1 20 35 2780" calcext:value-type="string">
            <text:p>Buildings 3 3 24 Buildings 4 3 24 Buildings 8 3 24 Buildings 9 3 24 Buildings 13 3 24 Buildings 14 3 24 Buildings 18 3 24 Buildings 19 3 24 Buildings 23 3 24 Buildings 24 3 24 Buildings 28 3 24 Buildings 29 3 24 Buildings 33 3 24 Buildings 34 3 24 Buildings 38 3 24 Buildings 39 3 24 Buildings 43 3 24 Buildings 44 3 24 Buildings 48 33 24 Buildings 49 33 24 Back 3 7 25 Back 4 7 25 Back 8 7 25 Back 9 7 25 Back 13 7 25 Back 14 7 25 Back 18 7 25 Back 19 7 25 Back 23 7 25 Back 24 7 25 Back 28 7 25 Back 29 7 25 Back 33 7 25 Back 34 7 25 Back 38 7 25 Back 39 7 25 Back 43 7 25 Back 44 7 25 Back 48 37 25 Back 49 37 25 Front 6 2 2736 Front 6 3 2768 Front 11 2 2736 Front 11 3 2768 Front 16 2 2736 Front 16 3 2768 Front 21 2 2736 Front 21 3 2768 Front 26 2 2736 Front 26 3 2768 Front 31 2 2736 Front 31 3 2768 Front 36 2 2736 Front 36 3 2768 Front 41 2 2736 Front 41 3 2768 Front 46 32 2736 Front 46 33 2768 Front 51 32 2736 Front 51 33 2768 AlwaysFront 4 10 2748 AlwaysFront 8 10 2748 AlwaysFront 12 10 2748 AlwaysFront 16 10 2748 AlwaysFront 20 10 2748 AlwaysFront 4 18 2748 AlwaysFront 8 18 2748 AlwaysFront 12 18 2748 AlwaysFront 16 18 2748 AlwaysFront 20 18 2748 AlwaysFront 4 26 2748 AlwaysFront 8 26 2748 AlwaysFront 12 26 2748 AlwaysFront 16 26 2748 AlwaysFront 20 26 2748 AlwaysFront 4 34 2748 AlwaysFront 8 34 2748 AlwaysFront 12 34 2748 AlwaysFront 16 34 2748 AlwaysFront 20 34 2748 AlwaysFront1 4 11 2780 AlwaysFront1 8 11 2780 AlwaysFront1 12 11 2780 AlwaysFront1 16 11 2780 AlwaysFront1 20 11 2780 AlwaysFront1 4 19 2780 AlwaysFront1 8 19 2780 AlwaysFront1 12 19 2780 AlwaysFront1 16 19 2780 AlwaysFront1 20 19 2780 AlwaysFront1 4 27 2780 AlwaysFront1 8 27 2780 AlwaysFront1 12 27 2780 AlwaysFront1 16 27 2780 AlwaysFront1 20 27 2780 AlwaysFront1 4 35 2780 AlwaysFront1 8 35 2780 AlwaysFront1 12 35 2780 AlwaysFront1 16 35 2780 AlwaysFront1 20 35 2780</text:p>
          </table:table-cell>
          <table:table-cell table:number-columns-repeated="4"/>
          <table:table-cell table:style-name="ce2" table:formula="of:=COM.MICROSOFT.TEXTJOIN(&quot; &quot;; 1; [.N2:.N101])" office:value-type="string" office:string-value="Buildings 3 3 26 Buildings 4 3 26 Buildings 8 3 26 Buildings 9 3 26 Buildings 13 3 26 Buildings 14 3 26 Buildings 18 3 26 Buildings 19 3 26 Buildings 23 3 26 Buildings 24 3 26 Buildings 28 3 26 Buildings 29 3 26 Buildings 33 3 26 Buildings 34 3 26 Buildings 38 3 26 Buildings 39 3 26 Buildings 43 3 26 Buildings 44 3 26 Buildings 48 33 26 Buildings 49 33 26 Back 3 7 54 Back 4 7 12 Back 8 7 12 Back 9 7 12 Back 13 7 12 Back 14 7 12 Back 18 7 12 Back 19 7 12 Back 23 7 12 Back 24 7 54 Back 28 7 12 Back 29 7 12 Back 33 7 12 Back 34 7 12 Back 38 7 54 Back 39 7 12 Back 43 7 12 Back 44 7 12 Back 48 37 12 Back 49 37 12 Front 6 2 2737 Front 6 3 2769 Front 11 2 2737 Front 11 3 2769 Front 16 2 2737 Front 16 3 2769 Front 21 2 2737 Front 21 3 2769 Front 26 2 2737 Front 26 3 2769 Front 31 2 2737 Front 31 3 2769 Front 36 2 2737 Front 36 3 2769 Front 41 2 2737 Front 41 3 2769 Front 46 32 2737 Front 46 33 2769 Front 51 32 2737 Front 51 33 2769 AlwaysFront 4 10 2749 AlwaysFront 8 10 2749 AlwaysFront 12 10 2749 AlwaysFront 16 10 2749 AlwaysFront 20 10 2749 AlwaysFront 4 18 2749 AlwaysFront 8 18 2749 AlwaysFront 12 18 2749 AlwaysFront 16 18 2749 AlwaysFront 20 18 2749 AlwaysFront 4 26 2749 AlwaysFront 8 26 2749 AlwaysFront 12 26 2749 AlwaysFront 16 26 2749 AlwaysFront 20 26 2749 AlwaysFront 4 34 2749 AlwaysFront 8 34 2749 AlwaysFront 12 34 2749 AlwaysFront 16 34 2749 AlwaysFront 20 34 2749 AlwaysFront1 4 11 2781 AlwaysFront1 8 11 2781 AlwaysFront1 12 11 2781 AlwaysFront1 16 11 2781 AlwaysFront1 20 11 2781 AlwaysFront1 4 19 2781 AlwaysFront1 8 19 2781 AlwaysFront1 12 19 2781 AlwaysFront1 16 19 2781 AlwaysFront1 20 19 2781 AlwaysFront1 4 27 2781 AlwaysFront1 8 27 2781 AlwaysFront1 12 27 2781 AlwaysFront1 16 27 2781 AlwaysFront1 20 27 2781 AlwaysFront1 4 35 2781 AlwaysFront1 8 35 2781 AlwaysFront1 12 35 2781 AlwaysFront1 16 35 2781 AlwaysFront1 20 35 2781" calcext:value-type="string">
            <text:p>Buildings 3 3 26 Buildings 4 3 26 Buildings 8 3 26 Buildings 9 3 26 Buildings 13 3 26 Buildings 14 3 26 Buildings 18 3 26 Buildings 19 3 26 Buildings 23 3 26 Buildings 24 3 26 Buildings 28 3 26 Buildings 29 3 26 Buildings 33 3 26 Buildings 34 3 26 Buildings 38 3 26 Buildings 39 3 26 Buildings 43 3 26 Buildings 44 3 26 Buildings 48 33 26 Buildings 49 33 26 Back 3 7 54 Back 4 7 12 Back 8 7 12 Back 9 7 12 Back 13 7 12 Back 14 7 12 Back 18 7 12 Back 19 7 12 Back 23 7 12 Back 24 7 54 Back 28 7 12 Back 29 7 12 Back 33 7 12 Back 34 7 12 Back 38 7 54 Back 39 7 12 Back 43 7 12 Back 44 7 12 Back 48 37 12 Back 49 37 12 Front 6 2 2737 Front 6 3 2769 Front 11 2 2737 Front 11 3 2769 Front 16 2 2737 Front 16 3 2769 Front 21 2 2737 Front 21 3 2769 Front 26 2 2737 Front 26 3 2769 Front 31 2 2737 Front 31 3 2769 Front 36 2 2737 Front 36 3 2769 Front 41 2 2737 Front 41 3 2769 Front 46 32 2737 Front 46 33 2769 Front 51 32 2737 Front 51 33 2769 AlwaysFront 4 10 2749 AlwaysFront 8 10 2749 AlwaysFront 12 10 2749 AlwaysFront 16 10 2749 AlwaysFront 20 10 2749 AlwaysFront 4 18 2749 AlwaysFront 8 18 2749 AlwaysFront 12 18 2749 AlwaysFront 16 18 2749 AlwaysFront 20 18 2749 AlwaysFront 4 26 2749 AlwaysFront 8 26 2749 AlwaysFront 12 26 2749 AlwaysFront 16 26 2749 AlwaysFront 20 26 2749 AlwaysFront 4 34 2749 AlwaysFront 8 34 2749 AlwaysFront 12 34 2749 AlwaysFront 16 34 2749 AlwaysFront 20 34 2749 AlwaysFront1 4 11 2781 AlwaysFront1 8 11 2781 AlwaysFront1 12 11 2781 AlwaysFront1 16 11 2781 AlwaysFront1 20 11 2781 AlwaysFront1 4 19 2781 AlwaysFront1 8 19 2781 AlwaysFront1 12 19 2781 AlwaysFront1 16 19 2781 AlwaysFront1 20 19 2781 AlwaysFront1 4 27 2781 AlwaysFront1 8 27 2781 AlwaysFront1 12 27 2781 AlwaysFront1 16 27 2781 AlwaysFront1 20 27 2781 AlwaysFront1 4 35 2781 AlwaysFront1 8 35 2781 AlwaysFront1 12 35 2781 AlwaysFront1 16 35 2781 AlwaysFront1 20 35 2781</text:p>
          </table:table-cell>
          <table:table-cell table:style-name="ce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103]&amp;&quot; &quot;&amp;[.B103]&amp;&quot; &quot;&amp;[.C103]" office:value-type="string" office:string-value="20 39 4" calcext:value-type="string">
            <text:p>20 39 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104]&amp;&quot; &quot;&amp;[.B104]&amp;&quot; &quot;&amp;[.C104]" office:value-type="string" office:string-value="24 39 4" calcext:value-type="string">
            <text:p>24 39 4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105]&amp;&quot; &quot;&amp;[.B105]&amp;&quot; &quot;&amp;[.C105]" office:value-type="string" office:string-value="28 39 4" calcext:value-type="string">
            <text:p>28 39 4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106]&amp;&quot; &quot;&amp;[.B106]&amp;&quot; &quot;&amp;[.C106]" office:value-type="string" office:string-value="32 39 4" calcext:value-type="string">
            <text:p>32 39 4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107]&amp;&quot; &quot;&amp;[.B107]&amp;&quot; &quot;&amp;[.C107]" office:value-type="string" office:string-value="36 39 4" calcext:value-type="string">
            <text:p>36 39 4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108]&amp;&quot; &quot;&amp;[.B108]&amp;&quot; &quot;&amp;[.C108]" office:value-type="string" office:string-value="40 39 4" calcext:value-type="string">
            <text:p>40 39 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109]&amp;&quot; &quot;&amp;[.B109]&amp;&quot; &quot;&amp;[.C109]" office:value-type="string" office:string-value="44 39 4" calcext:value-type="string">
            <text:p>44 39 4</text:p>
          </table:table-cell>
          <table:table-cell table:number-columns-repeated="11"/>
        </table:table-row>
        <table:table-row table:style-name="ro3">
          <table:table-cell table:number-columns-repeated="3"/>
          <table:table-cell table:style-name="ce2" table:formula="of:=COM.MICROSOFT.TEXTJOIN(&quot; &quot;; 1; [.D2:.D109])" office:value-type="string" office:string-value="3 7 4 4 7 4 8 7 4 9 7 4 13 7 4 14 7 4 18 7 4 19 7 4 23 7 4 24 7 4 28 7 4 29 7 4 33 7 4 34 7 4 38 7 4 39 7 4 43 7 4 44 7 4 4 11 4 8 11 4 12 11 4 16 11 4 20 11 4 24 11 4 28 11 4 32 11 4 36 11 4 40 11 4 44 11 4 4 15 4 8 15 4 12 15 4 16 15 4 20 15 4 24 15 4 28 15 4 32 15 4 36 15 4 40 15 4 44 15 4 4 19 4 8 19 4 12 19 4 16 19 4 20 19 4 24 19 4 28 19 4 32 19 4 36 19 4 40 19 4 44 19 4 4 23 4 8 23 4 12 23 4 16 23 4 20 23 4 24 23 4 28 23 4 32 23 4 36 23 4 40 23 4 44 23 4 4 27 4 8 27 4 12 27 4 16 27 4 20 27 4 24 27 4 28 27 4 32 27 4 36 27 4 40 27 4 44 27 4 4 31 4 8 31 4 12 31 4 16 31 4 20 31 4 24 31 4 28 31 4 32 31 4 36 31 4 40 31 4 44 31 4 4 35 4 8 35 4 12 35 4 16 35 4 20 35 4 24 35 4 28 35 4 32 35 4 36 35 4 40 35 4 44 35 4 48 37 4 49 37 4 4 39 4 8 39 4 12 39 4 16 39 4 20 39 4 24 39 4 28 39 4 32 39 4 36 39 4 40 39 4 44 39 4" calcext:value-type="string">
            <text:p>3 7 4 4 7 4 8 7 4 9 7 4 13 7 4 14 7 4 18 7 4 19 7 4 23 7 4 24 7 4 28 7 4 29 7 4 33 7 4 34 7 4 38 7 4 39 7 4 43 7 4 44 7 4 4 11 4 8 11 4 12 11 4 16 11 4 20 11 4 24 11 4 28 11 4 32 11 4 36 11 4 40 11 4 44 11 4 4 15 4 8 15 4 12 15 4 16 15 4 20 15 4 24 15 4 28 15 4 32 15 4 36 15 4 40 15 4 44 15 4 4 19 4 8 19 4 12 19 4 16 19 4 20 19 4 24 19 4 28 19 4 32 19 4 36 19 4 40 19 4 44 19 4 4 23 4 8 23 4 12 23 4 16 23 4 20 23 4 24 23 4 28 23 4 32 23 4 36 23 4 40 23 4 44 23 4 4 27 4 8 27 4 12 27 4 16 27 4 20 27 4 24 27 4 28 27 4 32 27 4 36 27 4 40 27 4 44 27 4 4 31 4 8 31 4 12 31 4 16 31 4 20 31 4 24 31 4 28 31 4 32 31 4 36 31 4 40 31 4 44 31 4 4 35 4 8 35 4 12 35 4 16 35 4 20 35 4 24 35 4 28 35 4 32 35 4 36 35 4 40 35 4 44 35 4 48 37 4 49 37 4 4 39 4 8 39 4 12 39 4 16 39 4 20 39 4 24 39 4 28 39 4 32 39 4 36 39 4 40 39 4 44 39 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 style:data-style-name="N2" text:time-value="23:37:26.3324051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5T00:09:43.911753127</dc:date>
    <meta:editing-duration>PT49M46S</meta:editing-duration>
    <meta:editing-cycles>5</meta:editing-cycles>
    <meta:generator>LibreOffice/25.8.6.2$Linux_X86_64 LibreOffice_project/580$Build-2</meta:generator>
    <meta:document-statistic meta:table-count="1" meta:cell-count="1441" meta:object-count="0"/>
  </office:meta>
</office:document-meta>
</file>